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3.75cm"/>
    </style:style>
    <style:style style:name="co3" style:family="table-column">
      <style:table-column-properties fo:break-before="auto" style:column-width="0.893cm"/>
    </style:style>
    <style:style style:name="co4" style:family="table-column">
      <style:table-column-properties fo:break-before="auto" style:column-width="2.607cm"/>
    </style:style>
    <style:style style:name="co5" style:family="table-column">
      <style:table-column-properties fo:break-before="auto" style:column-width="14.018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1.281cm"/>
    </style:style>
    <style:style style:name="co8" style:family="table-column">
      <style:table-column-properties fo:break-before="auto" style:column-width="6.219cm"/>
    </style:style>
    <style:style style:name="co9" style:family="table-column">
      <style:table-column-properties fo:break-before="auto" style:column-width="19.179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data_log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>
            <text:p>ip</text:p>
          </table:table-cell>
          <table:table-cell office:value-type="string">
            <text:p>čas požadavku</text:p>
          </table:table-cell>
          <table:table-cell/>
          <table:table-cell office:value-type="string">
            <text:p>čas zpracování</text:p>
          </table:table-cell>
          <table:table-cell office:value-type="string">
            <text:p>req</text:p>
          </table:table-cell>
          <table:table-cell office:value-type="string">
            <text:p>status</text:p>
          </table:table-cell>
          <table:table-cell office:value-type="string">
            <text:p>data</text:p>
          </table:table-cell>
          <table:table-cell office:value-type="string">
            <text:p>ref</text:p>
          </table:table-cell>
          <table:table-cell office:value-type="string">
            <text:p>brows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17.196.113.136</text:p>
          </table:table-cell>
          <table:table-cell office:value-type="string">
            <text:p>01/Apr/2011:13:54:02</text:p>
          </table:table-cell>
          <table:table-cell office:value-type="float" office:value="200">
            <text:p>200</text:p>
          </table:table-cell>
          <table:table-cell office:value-type="float" office:value="0.506">
            <text:p>0,506</text:p>
          </table:table-cell>
          <table:table-cell office:value-type="string">
            <text:p>GET /uvod HTTP/1.1</text:p>
          </table:table-cell>
          <table:table-cell office:value-type="float" office:value="200">
            <text:p>200</text:p>
          </table:table-cell>
          <table:table-cell office:value-type="float" office:value="3180">
            <text:p>3180</text:p>
          </table:table-cell>
          <table:table-cell office:value-type="string">
            <text:p>http://dev.aurem.cz:8010/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17.196.113.136</text:p>
          </table:table-cell>
          <table:table-cell office:value-type="string">
            <text:p>01/Apr/2011:13:54:02</text:p>
          </table:table-cell>
          <table:table-cell office:value-type="float" office:value="200">
            <text:p>200</text:p>
          </table:table-cell>
          <table:table-cell office:value-type="float" office:value="0.003">
            <text:p>0,003</text:p>
          </table:table-cell>
          <table:table-cell office:value-type="string">
            <text:p>GET /modules/fckeditor/fckeditor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17.196.113.136</text:p>
          </table:table-cell>
          <table:table-cell office:value-type="string">
            <text:p>01/Apr/2011:13:54:02</text:p>
          </table:table-cell>
          <table:table-cell office:value-type="float" office:value="200">
            <text:p>200</text:p>
          </table:table-cell>
          <table:table-cell office:value-type="float" office:value="0.004">
            <text:p>0,004</text:p>
          </table:table-cell>
          <table:table-cell office:value-type="string">
            <text:p>GET /modules/node/node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17.196.113.136</text:p>
          </table:table-cell>
          <table:table-cell office:value-type="string">
            <text:p>01/Apr/2011:13:54:02</text:p>
          </table:table-cell>
          <table:table-cell office:value-type="float" office:value="200">
            <text:p>200</text:p>
          </table:table-cell>
          <table:table-cell office:value-type="float" office:value="0.004">
            <text:p>0,004</text:p>
          </table:table-cell>
          <table:table-cell office:value-type="string">
            <text:p>GET /modules/poll/poll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17.196.113.136</text:p>
          </table:table-cell>
          <table:table-cell office:value-type="string">
            <text:p>01/Apr/2011:13:54:02</text:p>
          </table:table-cell>
          <table:table-cell office:value-type="float" office:value="200">
            <text:p>200</text:p>
          </table:table-cell>
          <table:table-cell office:value-type="float" office:value="0.004">
            <text:p>0,004</text:p>
          </table:table-cell>
          <table:table-cell office:value-type="string">
            <text:p>GET /modules/system/defaults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17.196.113.136</text:p>
          </table:table-cell>
          <table:table-cell office:value-type="string">
            <text:p>01/Apr/2011:13:54:02</text:p>
          </table:table-cell>
          <table:table-cell office:value-type="float" office:value="200">
            <text:p>200</text:p>
          </table:table-cell>
          <table:table-cell office:value-type="float" office:value="0.007">
            <text:p>0,007</text:p>
          </table:table-cell>
          <table:table-cell office:value-type="string">
            <text:p>GET /modules/system/system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17.196.113.136</text:p>
          </table:table-cell>
          <table:table-cell office:value-type="string">
            <text:p>01/Apr/2011:13:54:02</text:p>
          </table:table-cell>
          <table:table-cell office:value-type="float" office:value="200">
            <text:p>200</text:p>
          </table:table-cell>
          <table:table-cell office:value-type="float" office:value="0.011">
            <text:p>0,011</text:p>
          </table:table-cell>
          <table:table-cell office:value-type="string">
            <text:p>GET /modules/system/system-menus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17.196.113.136</text:p>
          </table:table-cell>
          <table:table-cell office:value-type="string">
            <text:p>01/Apr/2011:13:54:02</text:p>
          </table:table-cell>
          <table:table-cell office:value-type="float" office:value="200">
            <text:p>200</text:p>
          </table:table-cell>
          <table:table-cell office:value-type="float" office:value="0.011">
            <text:p>0,011</text:p>
          </table:table-cell>
          <table:table-cell office:value-type="string">
            <text:p>GET /modules/openid/openid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17.196.113.136</text:p>
          </table:table-cell>
          <table:table-cell office:value-type="string">
            <text:p>01/Apr/2011:13:54:02</text:p>
          </table:table-cell>
          <table:table-cell office:value-type="float" office:value="200">
            <text:p>200</text:p>
          </table:table-cell>
          <table:table-cell office:value-type="float" office:value="0.012">
            <text:p>0,012</text:p>
          </table:table-cell>
          <table:table-cell office:value-type="string">
            <text:p>GET /modules/user/user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217.196.113.136</text:p>
          </table:table-cell>
          <table:table-cell office:value-type="string">
            <text:p>01/Apr/2011:13:54:02</text:p>
          </table:table-cell>
          <table:table-cell office:value-type="float" office:value="200">
            <text:p>200</text:p>
          </table:table-cell>
          <table:table-cell office:value-type="float" office:value="0.011">
            <text:p>0,011</text:p>
          </table:table-cell>
          <table:table-cell office:value-type="string">
            <text:p>GET /sites/default/files/color/garland-54b3a54a/style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217.196.113.136</text:p>
          </table:table-cell>
          <table:table-cell office:value-type="string">
            <text:p>01/Apr/2011:13:54:02</text:p>
          </table:table-cell>
          <table:table-cell office:value-type="float" office:value="200">
            <text:p>200</text:p>
          </table:table-cell>
          <table:table-cell office:value-type="float" office:value="0.011">
            <text:p>0,011</text:p>
          </table:table-cell>
          <table:table-cell office:value-type="string">
            <text:p>GET /themes/garland/print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17.196.113.136</text:p>
          </table:table-cell>
          <table:table-cell office:value-type="string">
            <text:p>01/Apr/2011:13:54:02</text:p>
          </table:table-cell>
          <table:table-cell office:value-type="float" office:value="200">
            <text:p>200</text:p>
          </table:table-cell>
          <table:table-cell office:value-type="float" office:value="0.005">
            <text:p>0,005</text:p>
          </table:table-cell>
          <table:table-cell office:value-type="string">
            <text:p>GET /misc/jquery.j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17.196.113.136</text:p>
          </table:table-cell>
          <table:table-cell office:value-type="string">
            <text:p>01/Apr/2011:13:54:02</text:p>
          </table:table-cell>
          <table:table-cell office:value-type="float" office:value="200">
            <text:p>200</text:p>
          </table:table-cell>
          <table:table-cell office:value-type="float" office:value="0.007">
            <text:p>0,007</text:p>
          </table:table-cell>
          <table:table-cell office:value-type="string">
            <text:p>GET /misc/drupal.j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17.196.113.136</text:p>
          </table:table-cell>
          <table:table-cell office:value-type="string">
            <text:p>01/Apr/2011:13:54:02</text:p>
          </table:table-cell>
          <table:table-cell office:value-type="float" office:value="200">
            <text:p>200</text:p>
          </table:table-cell>
          <table:table-cell office:value-type="float" office:value="0.007">
            <text:p>0,007</text:p>
          </table:table-cell>
          <table:table-cell office:value-type="string">
            <text:p>GET /sites/default/files/languages/cs_203983441b9e00e909423226d7b2e766.j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217.196.113.136</text:p>
          </table:table-cell>
          <table:table-cell office:value-type="string">
            <text:p>01/Apr/2011:13:54:02</text:p>
          </table:table-cell>
          <table:table-cell office:value-type="float" office:value="200">
            <text:p>200</text:p>
          </table:table-cell>
          <table:table-cell office:value-type="float" office:value="0.004">
            <text:p>0,004</text:p>
          </table:table-cell>
          <table:table-cell office:value-type="string">
            <text:p>GET /modules/openid/openid.j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17.196.113.136</text:p>
          </table:table-cell>
          <table:table-cell office:value-type="string">
            <text:p>01/Apr/2011:13:54:03</text:p>
          </table:table-cell>
          <table:table-cell office:value-type="float" office:value="200">
            <text:p>200</text:p>
          </table:table-cell>
          <table:table-cell office:value-type="float" office:value="0.005">
            <text:p>0,005</text:p>
          </table:table-cell>
          <table:table-cell office:value-type="string">
            <text:p>GET /sites/default/files/color/garland-54b3a54a/bg-navigation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217.196.113.136</text:p>
          </table:table-cell>
          <table:table-cell office:value-type="string">
            <text:p>01/Apr/2011:13:54:03</text:p>
          </table:table-cell>
          <table:table-cell office:value-type="float" office:value="200">
            <text:p>200</text:p>
          </table:table-cell>
          <table:table-cell office:value-type="float" office:value="0.011">
            <text:p>0,011</text:p>
          </table:table-cell>
          <table:table-cell office:value-type="string">
            <text:p>GET /sites/default/files/color/garland-54b3a54a/body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217.196.113.136</text:p>
          </table:table-cell>
          <table:table-cell office:value-type="string">
            <text:p>01/Apr/2011:13:54:03</text:p>
          </table:table-cell>
          <table:table-cell office:value-type="float" office:value="200">
            <text:p>200</text:p>
          </table:table-cell>
          <table:table-cell office:value-type="float" office:value="0.011">
            <text:p>0,011</text:p>
          </table:table-cell>
          <table:table-cell office:value-type="string">
            <text:p>GET /sites/default/files/garland_logo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217.196.113.136</text:p>
          </table:table-cell>
          <table:table-cell office:value-type="string">
            <text:p>01/Apr/2011:13:54:03</text:p>
          </table:table-cell>
          <table:table-cell office:value-type="float" office:value="200">
            <text:p>200</text:p>
          </table:table-cell>
          <table:table-cell office:value-type="float" office:value="0.015">
            <text:p>0,015</text:p>
          </table:table-cell>
          <table:table-cell office:value-type="string">
            <text:p>GET /sites/default/files/color/garland-54b3a54a/bg-navigation-item-hover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217.196.113.136</text:p>
          </table:table-cell>
          <table:table-cell office:value-type="string">
            <text:p>01/Apr/2011:13:54:03</text:p>
          </table:table-cell>
          <table:table-cell office:value-type="float" office:value="200">
            <text:p>200</text:p>
          </table:table-cell>
          <table:table-cell office:value-type="float" office:value="0.015">
            <text:p>0,015</text:p>
          </table:table-cell>
          <table:table-cell office:value-type="string">
            <text:p>GET /sites/default/files/color/garland-54b3a54a/bg-navigation-item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217.196.113.136</text:p>
          </table:table-cell>
          <table:table-cell office:value-type="string">
            <text:p>01/Apr/2011:13:54:03</text:p>
          </table:table-cell>
          <table:table-cell office:value-type="float" office:value="200">
            <text:p>200</text:p>
          </table:table-cell>
          <table:table-cell office:value-type="float" office:value="0.012">
            <text:p>0,012</text:p>
          </table:table-cell>
          <table:table-cell office:value-type="string">
            <text:p>GET /sites/default/files/color/garland-54b3a54a/menu-leaf.gif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217.196.113.136</text:p>
          </table:table-cell>
          <table:table-cell office:value-type="string">
            <text:p>01/Apr/2011:13:54:03</text:p>
          </table:table-cell>
          <table:table-cell office:value-type="float" office:value="200">
            <text:p>200</text:p>
          </table:table-cell>
          <table:table-cell office:value-type="float" office:value="0.008">
            <text:p>0,008</text:p>
          </table:table-cell>
          <table:table-cell office:value-type="string">
            <text:p>GET /modules/openid/login-bg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17.196.113.136</text:p>
          </table:table-cell>
          <table:table-cell office:value-type="string">
            <text:p>01/Apr/2011:13:54:03</text:p>
          </table:table-cell>
          <table:table-cell office:value-type="float" office:value="200">
            <text:p>200</text:p>
          </table:table-cell>
          <table:table-cell office:value-type="float" office:value="0.008">
            <text:p>0,008</text:p>
          </table:table-cell>
          <table:table-cell office:value-type="string">
            <text:p>GET /sites/default/files/color/garland-54b3a54a/bg-content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217.196.113.136</text:p>
          </table:table-cell>
          <table:table-cell office:value-type="string">
            <text:p>01/Apr/2011:13:54:03</text:p>
          </table:table-cell>
          <table:table-cell office:value-type="float" office:value="200">
            <text:p>200</text:p>
          </table:table-cell>
          <table:table-cell office:value-type="float" office:value="0.004">
            <text:p>0,004</text:p>
          </table:table-cell>
          <table:table-cell office:value-type="string">
            <text:p>GET /sites/default/files/color/garland-54b3a54a/bg-content-right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217.196.113.136</text:p>
          </table:table-cell>
          <table:table-cell office:value-type="string">
            <text:p>01/Apr/2011:13:54:03</text:p>
          </table:table-cell>
          <table:table-cell office:value-type="float" office:value="200">
            <text:p>200</text:p>
          </table:table-cell>
          <table:table-cell office:value-type="float" office:value="0.004">
            <text:p>0,004</text:p>
          </table:table-cell>
          <table:table-cell office:value-type="string">
            <text:p>GET /sites/default/files/color/garland-54b3a54a/bg-content-left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217.196.113.136</text:p>
          </table:table-cell>
          <table:table-cell office:value-type="string">
            <text:p>01/Apr/2011:13:54:03</text:p>
          </table:table-cell>
          <table:table-cell office:value-type="float" office:value="200">
            <text:p>200</text:p>
          </table:table-cell>
          <table:table-cell office:value-type="float" office:value="0.004">
            <text:p>0,004</text:p>
          </table:table-cell>
          <table:table-cell office:value-type="string">
            <text:p>GET /misc/powered-blue-80x15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17.196.113.136</text:p>
          </table:table-cell>
          <table:table-cell office:value-type="string">
            <text:p>01/Apr/2011:14:28:28</text:p>
          </table:table-cell>
          <table:table-cell office:value-type="float" office:value="200">
            <text:p>200</text:p>
          </table:table-cell>
          <table:table-cell office:value-type="float" office:value="0.047">
            <text:p>0,047</text:p>
          </table:table-cell>
          <table:table-cell office:value-type="string">
            <text:p>GET /info.php HTTP/1.1</text:p>
          </table:table-cell>
          <table:table-cell office:value-type="float" office:value="200">
            <text:p>200</text:p>
          </table:table-cell>
          <table:table-cell office:value-type="float" office:value="10946">
            <text:p>10946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217.196.113.136</text:p>
          </table:table-cell>
          <table:table-cell office:value-type="string">
            <text:p>01/Apr/2011:14:28:28</text:p>
          </table:table-cell>
          <table:table-cell office:value-type="float" office:value="200">
            <text:p>200</text:p>
          </table:table-cell>
          <table:table-cell office:value-type="float" office:value="0.003">
            <text:p>0,003</text:p>
          </table:table-cell>
          <table:table-cell office:value-type="string">
            <text:p>GET /favicon.ico HTTP/1.1</text:p>
          </table:table-cell>
          <table:table-cell office:value-type="float" office:value="404">
            <text:p>404</text:p>
          </table:table-cell>
          <table:table-cell office:value-type="float" office:value="617">
            <text:p>617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217.196.113.136</text:p>
          </table:table-cell>
          <table:table-cell office:value-type="string">
            <text:p>01/Apr/2011:14:35:52</text:p>
          </table:table-cell>
          <table:table-cell office:value-type="float" office:value="200">
            <text:p>200</text:p>
          </table:table-cell>
          <table:table-cell office:value-type="float" office:value="0.111">
            <text:p>0,111</text:p>
          </table:table-cell>
          <table:table-cell office:value-type="string">
            <text:p>GET /info.php HTTP/1.1</text:p>
          </table:table-cell>
          <table:table-cell office:value-type="float" office:value="200">
            <text:p>200</text:p>
          </table:table-cell>
          <table:table-cell office:value-type="float" office:value="10969">
            <text:p>10969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217.196.113.136</text:p>
          </table:table-cell>
          <table:table-cell office:value-type="string">
            <text:p>01/Apr/2011:14:35:53</text:p>
          </table:table-cell>
          <table:table-cell office:value-type="float" office:value="200">
            <text:p>200</text:p>
          </table:table-cell>
          <table:table-cell office:value-type="float" office:value="0.004">
            <text:p>0,004</text:p>
          </table:table-cell>
          <table:table-cell office:value-type="string">
            <text:p>GET /favicon.ico HTTP/1.1</text:p>
          </table:table-cell>
          <table:table-cell office:value-type="float" office:value="404">
            <text:p>404</text:p>
          </table:table-cell>
          <table:table-cell office:value-type="float" office:value="617">
            <text:p>617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217.196.113.136</text:p>
          </table:table-cell>
          <table:table-cell office:value-type="string">
            <text:p>01/Apr/2011:14:36:05</text:p>
          </table:table-cell>
          <table:table-cell office:value-type="float" office:value="200">
            <text:p>200</text:p>
          </table:table-cell>
          <table:table-cell office:value-type="float" office:value="0.027">
            <text:p>0,027</text:p>
          </table:table-cell>
          <table:table-cell office:value-type="string">
            <text:p>GET /info.php HTTP/1.1</text:p>
          </table:table-cell>
          <table:table-cell office:value-type="float" office:value="200">
            <text:p>200</text:p>
          </table:table-cell>
          <table:table-cell office:value-type="float" office:value="10967">
            <text:p>10967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217.196.113.136</text:p>
          </table:table-cell>
          <table:table-cell office:value-type="string">
            <text:p>01/Apr/2011:14:36:05</text:p>
          </table:table-cell>
          <table:table-cell office:value-type="float" office:value="200">
            <text:p>200</text:p>
          </table:table-cell>
          <table:table-cell office:value-type="float" office:value="0.003">
            <text:p>0,003</text:p>
          </table:table-cell>
          <table:table-cell office:value-type="string">
            <text:p>GET /favicon.ico HTTP/1.1</text:p>
          </table:table-cell>
          <table:table-cell office:value-type="float" office:value="404">
            <text:p>404</text:p>
          </table:table-cell>
          <table:table-cell office:value-type="float" office:value="617">
            <text:p>617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217.196.113.136</text:p>
          </table:table-cell>
          <table:table-cell office:value-type="string">
            <text:p>01/Apr/2011:14:36:06</text:p>
          </table:table-cell>
          <table:table-cell office:value-type="float" office:value="200">
            <text:p>200</text:p>
          </table:table-cell>
          <table:table-cell office:value-type="float" office:value="0.011">
            <text:p>0,011</text:p>
          </table:table-cell>
          <table:table-cell office:value-type="string">
            <text:p>GET /info.php HTTP/1.1</text:p>
          </table:table-cell>
          <table:table-cell office:value-type="float" office:value="200">
            <text:p>200</text:p>
          </table:table-cell>
          <table:table-cell office:value-type="float" office:value="10970">
            <text:p>10970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217.196.113.136</text:p>
          </table:table-cell>
          <table:table-cell office:value-type="string">
            <text:p>01/Apr/2011:14:36:06</text:p>
          </table:table-cell>
          <table:table-cell office:value-type="float" office:value="200">
            <text:p>200</text:p>
          </table:table-cell>
          <table:table-cell office:value-type="float" office:value="0.004">
            <text:p>0,004</text:p>
          </table:table-cell>
          <table:table-cell office:value-type="string">
            <text:p>GET /favicon.ico HTTP/1.1</text:p>
          </table:table-cell>
          <table:table-cell office:value-type="float" office:value="404">
            <text:p>404</text:p>
          </table:table-cell>
          <table:table-cell office:value-type="float" office:value="617">
            <text:p>617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217.196.113.136</text:p>
          </table:table-cell>
          <table:table-cell office:value-type="string">
            <text:p>01/Apr/2011:14:36:37</text:p>
          </table:table-cell>
          <table:table-cell office:value-type="float" office:value="200">
            <text:p>200</text:p>
          </table:table-cell>
          <table:table-cell office:value-type="float" office:value="0.112">
            <text:p>0,112</text:p>
          </table:table-cell>
          <table:table-cell office:value-type="string">
            <text:p>GET /info.php HTTP/1.1</text:p>
          </table:table-cell>
          <table:table-cell office:value-type="float" office:value="200">
            <text:p>200</text:p>
          </table:table-cell>
          <table:table-cell office:value-type="float" office:value="10967">
            <text:p>10967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217.196.113.136</text:p>
          </table:table-cell>
          <table:table-cell office:value-type="string">
            <text:p>01/Apr/2011:14:36:37</text:p>
          </table:table-cell>
          <table:table-cell office:value-type="float" office:value="200">
            <text:p>200</text:p>
          </table:table-cell>
          <table:table-cell office:value-type="float" office:value="0.005">
            <text:p>0,005</text:p>
          </table:table-cell>
          <table:table-cell office:value-type="string">
            <text:p>GET /favicon.ico HTTP/1.1</text:p>
          </table:table-cell>
          <table:table-cell office:value-type="float" office:value="404">
            <text:p>404</text:p>
          </table:table-cell>
          <table:table-cell office:value-type="float" office:value="617">
            <text:p>617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217.196.113.136</text:p>
          </table:table-cell>
          <table:table-cell office:value-type="string">
            <text:p>01/Apr/2011:14:36:39</text:p>
          </table:table-cell>
          <table:table-cell office:value-type="float" office:value="200">
            <text:p>200</text:p>
          </table:table-cell>
          <table:table-cell office:value-type="float" office:value="0.028">
            <text:p>0,028</text:p>
          </table:table-cell>
          <table:table-cell office:value-type="string">
            <text:p>GET /info.php HTTP/1.1</text:p>
          </table:table-cell>
          <table:table-cell office:value-type="float" office:value="200">
            <text:p>200</text:p>
          </table:table-cell>
          <table:table-cell office:value-type="float" office:value="10967">
            <text:p>10967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217.196.113.136</text:p>
          </table:table-cell>
          <table:table-cell office:value-type="string">
            <text:p>01/Apr/2011:14:36:39</text:p>
          </table:table-cell>
          <table:table-cell office:value-type="float" office:value="200">
            <text:p>200</text:p>
          </table:table-cell>
          <table:table-cell office:value-type="float" office:value="0.003">
            <text:p>0,003</text:p>
          </table:table-cell>
          <table:table-cell office:value-type="string">
            <text:p>GET /favicon.ico HTTP/1.1</text:p>
          </table:table-cell>
          <table:table-cell office:value-type="float" office:value="404">
            <text:p>404</text:p>
          </table:table-cell>
          <table:table-cell office:value-type="float" office:value="617">
            <text:p>617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217.196.113.136</text:p>
          </table:table-cell>
          <table:table-cell office:value-type="string">
            <text:p>01/Apr/2011:14:37:51</text:p>
          </table:table-cell>
          <table:table-cell office:value-type="float" office:value="200">
            <text:p>200</text:p>
          </table:table-cell>
          <table:table-cell office:value-type="float" office:value="0.112">
            <text:p>0,112</text:p>
          </table:table-cell>
          <table:table-cell office:value-type="string">
            <text:p>GET /info.php HTTP/1.1</text:p>
          </table:table-cell>
          <table:table-cell office:value-type="float" office:value="200">
            <text:p>200</text:p>
          </table:table-cell>
          <table:table-cell office:value-type="float" office:value="10966">
            <text:p>10966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217.196.113.136</text:p>
          </table:table-cell>
          <table:table-cell office:value-type="string">
            <text:p>01/Apr/2011:14:37:52</text:p>
          </table:table-cell>
          <table:table-cell office:value-type="float" office:value="200">
            <text:p>200</text:p>
          </table:table-cell>
          <table:table-cell office:value-type="float" office:value="0.005">
            <text:p>0,005</text:p>
          </table:table-cell>
          <table:table-cell office:value-type="string">
            <text:p>GET /favicon.ico HTTP/1.1</text:p>
          </table:table-cell>
          <table:table-cell office:value-type="float" office:value="404">
            <text:p>404</text:p>
          </table:table-cell>
          <table:table-cell office:value-type="float" office:value="617">
            <text:p>617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217.196.113.136</text:p>
          </table:table-cell>
          <table:table-cell office:value-type="string">
            <text:p>01/Apr/2011:14:37:53</text:p>
          </table:table-cell>
          <table:table-cell office:value-type="float" office:value="200">
            <text:p>200</text:p>
          </table:table-cell>
          <table:table-cell office:value-type="float" office:value="0.036">
            <text:p>0,036</text:p>
          </table:table-cell>
          <table:table-cell office:value-type="string">
            <text:p>GET /info.php HTTP/1.1</text:p>
          </table:table-cell>
          <table:table-cell office:value-type="float" office:value="200">
            <text:p>200</text:p>
          </table:table-cell>
          <table:table-cell office:value-type="float" office:value="10967">
            <text:p>10967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217.196.113.136</text:p>
          </table:table-cell>
          <table:table-cell office:value-type="string">
            <text:p>01/Apr/2011:14:37:53</text:p>
          </table:table-cell>
          <table:table-cell office:value-type="float" office:value="200">
            <text:p>200</text:p>
          </table:table-cell>
          <table:table-cell office:value-type="float" office:value="0.003">
            <text:p>0,003</text:p>
          </table:table-cell>
          <table:table-cell office:value-type="string">
            <text:p>GET /favicon.ico HTTP/1.1</text:p>
          </table:table-cell>
          <table:table-cell office:value-type="float" office:value="404">
            <text:p>404</text:p>
          </table:table-cell>
          <table:table-cell office:value-type="float" office:value="617">
            <text:p>617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217.196.113.136</text:p>
          </table:table-cell>
          <table:table-cell office:value-type="string">
            <text:p>01/Apr/2011:14:37:54</text:p>
          </table:table-cell>
          <table:table-cell office:value-type="float" office:value="200">
            <text:p>200</text:p>
          </table:table-cell>
          <table:table-cell office:value-type="float" office:value="0.015">
            <text:p>0,015</text:p>
          </table:table-cell>
          <table:table-cell office:value-type="string">
            <text:p>GET /info.php HTTP/1.1</text:p>
          </table:table-cell>
          <table:table-cell office:value-type="float" office:value="200">
            <text:p>200</text:p>
          </table:table-cell>
          <table:table-cell office:value-type="float" office:value="10968">
            <text:p>10968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217.196.113.136</text:p>
          </table:table-cell>
          <table:table-cell office:value-type="string">
            <text:p>01/Apr/2011:14:37:54</text:p>
          </table:table-cell>
          <table:table-cell office:value-type="float" office:value="200">
            <text:p>200</text:p>
          </table:table-cell>
          <table:table-cell office:value-type="float" office:value="0.004">
            <text:p>0,004</text:p>
          </table:table-cell>
          <table:table-cell office:value-type="string">
            <text:p>GET /favicon.ico HTTP/1.1</text:p>
          </table:table-cell>
          <table:table-cell office:value-type="float" office:value="404">
            <text:p>404</text:p>
          </table:table-cell>
          <table:table-cell office:value-type="float" office:value="617">
            <text:p>617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217.196.113.136</text:p>
          </table:table-cell>
          <table:table-cell office:value-type="string">
            <text:p>01/Apr/2011:14:37:55</text:p>
          </table:table-cell>
          <table:table-cell office:value-type="float" office:value="200">
            <text:p>200</text:p>
          </table:table-cell>
          <table:table-cell office:value-type="float" office:value="0.015">
            <text:p>0,015</text:p>
          </table:table-cell>
          <table:table-cell office:value-type="string">
            <text:p>GET /info.php HTTP/1.1</text:p>
          </table:table-cell>
          <table:table-cell office:value-type="float" office:value="200">
            <text:p>200</text:p>
          </table:table-cell>
          <table:table-cell office:value-type="float" office:value="10968">
            <text:p>10968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217.196.113.136</text:p>
          </table:table-cell>
          <table:table-cell office:value-type="string">
            <text:p>01/Apr/2011:14:37:56</text:p>
          </table:table-cell>
          <table:table-cell office:value-type="float" office:value="200">
            <text:p>200</text:p>
          </table:table-cell>
          <table:table-cell office:value-type="float" office:value="0.003">
            <text:p>0,003</text:p>
          </table:table-cell>
          <table:table-cell office:value-type="string">
            <text:p>GET /favicon.ico HTTP/1.1</text:p>
          </table:table-cell>
          <table:table-cell office:value-type="float" office:value="404">
            <text:p>404</text:p>
          </table:table-cell>
          <table:table-cell office:value-type="float" office:value="617">
            <text:p>617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217.196.113.136</text:p>
          </table:table-cell>
          <table:table-cell office:value-type="string">
            <text:p>01/Apr/2011:14:39:23</text:p>
          </table:table-cell>
          <table:table-cell office:value-type="float" office:value="200">
            <text:p>200</text:p>
          </table:table-cell>
          <table:table-cell office:value-type="float" office:value="0.112">
            <text:p>0,112</text:p>
          </table:table-cell>
          <table:table-cell office:value-type="string">
            <text:p>GET /info.php HTTP/1.1</text:p>
          </table:table-cell>
          <table:table-cell office:value-type="float" office:value="200">
            <text:p>200</text:p>
          </table:table-cell>
          <table:table-cell office:value-type="float" office:value="10979">
            <text:p>10979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217.196.113.136</text:p>
          </table:table-cell>
          <table:table-cell office:value-type="string">
            <text:p>01/Apr/2011:14:39:23</text:p>
          </table:table-cell>
          <table:table-cell office:value-type="float" office:value="200">
            <text:p>200</text:p>
          </table:table-cell>
          <table:table-cell office:value-type="float" office:value="0.005">
            <text:p>0,005</text:p>
          </table:table-cell>
          <table:table-cell office:value-type="string">
            <text:p>GET /favicon.ico HTTP/1.1</text:p>
          </table:table-cell>
          <table:table-cell office:value-type="float" office:value="404">
            <text:p>404</text:p>
          </table:table-cell>
          <table:table-cell office:value-type="float" office:value="617">
            <text:p>617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217.196.113.136</text:p>
          </table:table-cell>
          <table:table-cell office:value-type="string">
            <text:p>01/Apr/2011:14:41:17</text:p>
          </table:table-cell>
          <table:table-cell office:value-type="float" office:value="200">
            <text:p>200</text:p>
          </table:table-cell>
          <table:table-cell office:value-type="float" office:value="0.112">
            <text:p>0,112</text:p>
          </table:table-cell>
          <table:table-cell office:value-type="string">
            <text:p>GET /info.php HTTP/1.1</text:p>
          </table:table-cell>
          <table:table-cell office:value-type="float" office:value="200">
            <text:p>200</text:p>
          </table:table-cell>
          <table:table-cell office:value-type="float" office:value="10982">
            <text:p>10982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217.196.113.136</text:p>
          </table:table-cell>
          <table:table-cell office:value-type="string">
            <text:p>01/Apr/2011:14:41:17</text:p>
          </table:table-cell>
          <table:table-cell office:value-type="float" office:value="200">
            <text:p>200</text:p>
          </table:table-cell>
          <table:table-cell office:value-type="float" office:value="0.005">
            <text:p>0,005</text:p>
          </table:table-cell>
          <table:table-cell office:value-type="string">
            <text:p>GET /favicon.ico HTTP/1.1</text:p>
          </table:table-cell>
          <table:table-cell office:value-type="float" office:value="404">
            <text:p>404</text:p>
          </table:table-cell>
          <table:table-cell office:value-type="float" office:value="617">
            <text:p>617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217.196.113.136</text:p>
          </table:table-cell>
          <table:table-cell office:value-type="string">
            <text:p>01/Apr/2011:14:41:18</text:p>
          </table:table-cell>
          <table:table-cell office:value-type="float" office:value="200">
            <text:p>200</text:p>
          </table:table-cell>
          <table:table-cell office:value-type="float" office:value="0.028">
            <text:p>0,028</text:p>
          </table:table-cell>
          <table:table-cell office:value-type="string">
            <text:p>GET /info.php HTTP/1.1</text:p>
          </table:table-cell>
          <table:table-cell office:value-type="float" office:value="200">
            <text:p>200</text:p>
          </table:table-cell>
          <table:table-cell office:value-type="float" office:value="10981">
            <text:p>10981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217.196.113.136</text:p>
          </table:table-cell>
          <table:table-cell office:value-type="string">
            <text:p>01/Apr/2011:14:41:18</text:p>
          </table:table-cell>
          <table:table-cell office:value-type="float" office:value="200">
            <text:p>200</text:p>
          </table:table-cell>
          <table:table-cell office:value-type="float" office:value="0.004">
            <text:p>0,004</text:p>
          </table:table-cell>
          <table:table-cell office:value-type="string">
            <text:p>GET /favicon.ico HTTP/1.1</text:p>
          </table:table-cell>
          <table:table-cell office:value-type="float" office:value="404">
            <text:p>404</text:p>
          </table:table-cell>
          <table:table-cell office:value-type="float" office:value="617">
            <text:p>617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217.196.113.136</text:p>
          </table:table-cell>
          <table:table-cell office:value-type="string">
            <text:p>01/Apr/2011:14:42:20</text:p>
          </table:table-cell>
          <table:table-cell office:value-type="float" office:value="200">
            <text:p>200</text:p>
          </table:table-cell>
          <table:table-cell office:value-type="float" office:value="0.113">
            <text:p>0,113</text:p>
          </table:table-cell>
          <table:table-cell office:value-type="string">
            <text:p>GET /info.php HTTP/1.1</text:p>
          </table:table-cell>
          <table:table-cell office:value-type="float" office:value="200">
            <text:p>200</text:p>
          </table:table-cell>
          <table:table-cell office:value-type="float" office:value="10982">
            <text:p>10982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217.196.113.136</text:p>
          </table:table-cell>
          <table:table-cell office:value-type="string">
            <text:p>01/Apr/2011:14:42:20</text:p>
          </table:table-cell>
          <table:table-cell office:value-type="float" office:value="200">
            <text:p>200</text:p>
          </table:table-cell>
          <table:table-cell office:value-type="float" office:value="0.005">
            <text:p>0,005</text:p>
          </table:table-cell>
          <table:table-cell office:value-type="string">
            <text:p>GET /favicon.ico HTTP/1.1</text:p>
          </table:table-cell>
          <table:table-cell office:value-type="float" office:value="404">
            <text:p>404</text:p>
          </table:table-cell>
          <table:table-cell office:value-type="float" office:value="617">
            <text:p>617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217.196.113.136</text:p>
          </table:table-cell>
          <table:table-cell office:value-type="string">
            <text:p>01/Apr/2011:14:42:21</text:p>
          </table:table-cell>
          <table:table-cell office:value-type="float" office:value="200">
            <text:p>200</text:p>
          </table:table-cell>
          <table:table-cell office:value-type="float" office:value="0.028">
            <text:p>0,028</text:p>
          </table:table-cell>
          <table:table-cell office:value-type="string">
            <text:p>GET /info.php HTTP/1.1</text:p>
          </table:table-cell>
          <table:table-cell office:value-type="float" office:value="200">
            <text:p>200</text:p>
          </table:table-cell>
          <table:table-cell office:value-type="float" office:value="10981">
            <text:p>10981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217.196.113.136</text:p>
          </table:table-cell>
          <table:table-cell office:value-type="string">
            <text:p>01/Apr/2011:14:42:21</text:p>
          </table:table-cell>
          <table:table-cell office:value-type="float" office:value="200">
            <text:p>200</text:p>
          </table:table-cell>
          <table:table-cell office:value-type="float" office:value="0.004">
            <text:p>0,004</text:p>
          </table:table-cell>
          <table:table-cell office:value-type="string">
            <text:p>GET /favicon.ico HTTP/1.1</text:p>
          </table:table-cell>
          <table:table-cell office:value-type="float" office:value="404">
            <text:p>404</text:p>
          </table:table-cell>
          <table:table-cell office:value-type="float" office:value="617">
            <text:p>617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217.196.113.136</text:p>
          </table:table-cell>
          <table:table-cell office:value-type="string">
            <text:p>01/Apr/2011:14:43:46</text:p>
          </table:table-cell>
          <table:table-cell office:value-type="float" office:value="200">
            <text:p>200</text:p>
          </table:table-cell>
          <table:table-cell office:value-type="float" office:value="0.586">
            <text:p>0,586</text:p>
          </table:table-cell>
          <table:table-cell office:value-type="string">
            <text:p>GET /info.php HTTP/1.1</text:p>
          </table:table-cell>
          <table:table-cell office:value-type="float" office:value="200">
            <text:p>200</text:p>
          </table:table-cell>
          <table:table-cell office:value-type="float" office:value="10998">
            <text:p>10998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217.196.113.136</text:p>
          </table:table-cell>
          <table:table-cell office:value-type="string">
            <text:p>01/Apr/2011:14:43:46</text:p>
          </table:table-cell>
          <table:table-cell office:value-type="float" office:value="200">
            <text:p>200</text:p>
          </table:table-cell>
          <table:table-cell office:value-type="float" office:value="0.005">
            <text:p>0,005</text:p>
          </table:table-cell>
          <table:table-cell office:value-type="string">
            <text:p>GET /favicon.ico HTTP/1.1</text:p>
          </table:table-cell>
          <table:table-cell office:value-type="float" office:value="404">
            <text:p>404</text:p>
          </table:table-cell>
          <table:table-cell office:value-type="float" office:value="617">
            <text:p>617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217.196.113.136</text:p>
          </table:table-cell>
          <table:table-cell office:value-type="string">
            <text:p>01/Apr/2011:14:43:49</text:p>
          </table:table-cell>
          <table:table-cell office:value-type="float" office:value="200">
            <text:p>200</text:p>
          </table:table-cell>
          <table:table-cell office:value-type="float" office:value="0.028">
            <text:p>0,028</text:p>
          </table:table-cell>
          <table:table-cell office:value-type="string">
            <text:p>GET /info.php HTTP/1.1</text:p>
          </table:table-cell>
          <table:table-cell office:value-type="float" office:value="200">
            <text:p>200</text:p>
          </table:table-cell>
          <table:table-cell office:value-type="float" office:value="10995">
            <text:p>10995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217.196.113.136</text:p>
          </table:table-cell>
          <table:table-cell office:value-type="string">
            <text:p>01/Apr/2011:14:43:49</text:p>
          </table:table-cell>
          <table:table-cell office:value-type="float" office:value="200">
            <text:p>200</text:p>
          </table:table-cell>
          <table:table-cell office:value-type="float" office:value="0.004">
            <text:p>0,004</text:p>
          </table:table-cell>
          <table:table-cell office:value-type="string">
            <text:p>GET /favicon.ico HTTP/1.1</text:p>
          </table:table-cell>
          <table:table-cell office:value-type="float" office:value="404">
            <text:p>404</text:p>
          </table:table-cell>
          <table:table-cell office:value-type="float" office:value="617">
            <text:p>617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217.196.113.136</text:p>
          </table:table-cell>
          <table:table-cell office:value-type="string">
            <text:p>01/Apr/2011:14:44:20</text:p>
          </table:table-cell>
          <table:table-cell office:value-type="float" office:value="200">
            <text:p>200</text:p>
          </table:table-cell>
          <table:table-cell office:value-type="float" office:value="0.112">
            <text:p>0,112</text:p>
          </table:table-cell>
          <table:table-cell office:value-type="string">
            <text:p>GET /info.php HTTP/1.1</text:p>
          </table:table-cell>
          <table:table-cell office:value-type="float" office:value="200">
            <text:p>200</text:p>
          </table:table-cell>
          <table:table-cell office:value-type="float" office:value="10977">
            <text:p>10977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217.196.113.136</text:p>
          </table:table-cell>
          <table:table-cell office:value-type="string">
            <text:p>01/Apr/2011:14:44:21</text:p>
          </table:table-cell>
          <table:table-cell office:value-type="float" office:value="200">
            <text:p>200</text:p>
          </table:table-cell>
          <table:table-cell office:value-type="float" office:value="0.005">
            <text:p>0,005</text:p>
          </table:table-cell>
          <table:table-cell office:value-type="string">
            <text:p>GET /favicon.ico HTTP/1.1</text:p>
          </table:table-cell>
          <table:table-cell office:value-type="float" office:value="404">
            <text:p>404</text:p>
          </table:table-cell>
          <table:table-cell office:value-type="float" office:value="617">
            <text:p>617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217.196.113.136</text:p>
          </table:table-cell>
          <table:table-cell office:value-type="string">
            <text:p>01/Apr/2011:14:44:33</text:p>
          </table:table-cell>
          <table:table-cell office:value-type="float" office:value="200">
            <text:p>200</text:p>
          </table:table-cell>
          <table:table-cell office:value-type="float" office:value="0.028">
            <text:p>0,028</text:p>
          </table:table-cell>
          <table:table-cell office:value-type="string">
            <text:p>GET /info.php HTTP/1.1</text:p>
          </table:table-cell>
          <table:table-cell office:value-type="float" office:value="200">
            <text:p>200</text:p>
          </table:table-cell>
          <table:table-cell office:value-type="float" office:value="10976">
            <text:p>10976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217.196.113.136</text:p>
          </table:table-cell>
          <table:table-cell office:value-type="string">
            <text:p>01/Apr/2011:14:44:33</text:p>
          </table:table-cell>
          <table:table-cell office:value-type="float" office:value="200">
            <text:p>200</text:p>
          </table:table-cell>
          <table:table-cell office:value-type="float" office:value="0.004">
            <text:p>0,004</text:p>
          </table:table-cell>
          <table:table-cell office:value-type="string">
            <text:p>GET /favicon.ico HTTP/1.1</text:p>
          </table:table-cell>
          <table:table-cell office:value-type="float" office:value="404">
            <text:p>404</text:p>
          </table:table-cell>
          <table:table-cell office:value-type="float" office:value="617">
            <text:p>617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217.196.113.136</text:p>
          </table:table-cell>
          <table:table-cell office:value-type="string">
            <text:p>01/Apr/2011:14:45:18</text:p>
          </table:table-cell>
          <table:table-cell office:value-type="float" office:value="200">
            <text:p>200</text:p>
          </table:table-cell>
          <table:table-cell office:value-type="float" office:value="0.111">
            <text:p>0,111</text:p>
          </table:table-cell>
          <table:table-cell office:value-type="string">
            <text:p>GET /info.php HTTP/1.1</text:p>
          </table:table-cell>
          <table:table-cell office:value-type="float" office:value="200">
            <text:p>200</text:p>
          </table:table-cell>
          <table:table-cell office:value-type="float" office:value="10977">
            <text:p>10977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217.196.113.136</text:p>
          </table:table-cell>
          <table:table-cell office:value-type="string">
            <text:p>01/Apr/2011:14:45:19</text:p>
          </table:table-cell>
          <table:table-cell office:value-type="float" office:value="200">
            <text:p>200</text:p>
          </table:table-cell>
          <table:table-cell office:value-type="float" office:value="0.005">
            <text:p>0,005</text:p>
          </table:table-cell>
          <table:table-cell office:value-type="string">
            <text:p>GET /favicon.ico HTTP/1.1</text:p>
          </table:table-cell>
          <table:table-cell office:value-type="float" office:value="404">
            <text:p>404</text:p>
          </table:table-cell>
          <table:table-cell office:value-type="float" office:value="617">
            <text:p>617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217.196.113.136</text:p>
          </table:table-cell>
          <table:table-cell office:value-type="string">
            <text:p>01/Apr/2011:14:45:19</text:p>
          </table:table-cell>
          <table:table-cell office:value-type="float" office:value="200">
            <text:p>200</text:p>
          </table:table-cell>
          <table:table-cell office:value-type="float" office:value="0.031">
            <text:p>0,031</text:p>
          </table:table-cell>
          <table:table-cell office:value-type="string">
            <text:p>GET /info.php HTTP/1.1</text:p>
          </table:table-cell>
          <table:table-cell office:value-type="float" office:value="200">
            <text:p>200</text:p>
          </table:table-cell>
          <table:table-cell office:value-type="float" office:value="10978">
            <text:p>10978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217.196.113.136</text:p>
          </table:table-cell>
          <table:table-cell office:value-type="string">
            <text:p>01/Apr/2011:14:45:20</text:p>
          </table:table-cell>
          <table:table-cell office:value-type="float" office:value="200">
            <text:p>200</text:p>
          </table:table-cell>
          <table:table-cell office:value-type="float" office:value="0.003">
            <text:p>0,003</text:p>
          </table:table-cell>
          <table:table-cell office:value-type="string">
            <text:p>GET /favicon.ico HTTP/1.1</text:p>
          </table:table-cell>
          <table:table-cell office:value-type="float" office:value="404">
            <text:p>404</text:p>
          </table:table-cell>
          <table:table-cell office:value-type="float" office:value="617">
            <text:p>617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217.196.113.136</text:p>
          </table:table-cell>
          <table:table-cell office:value-type="string">
            <text:p>01/Apr/2011:14:45:20</text:p>
          </table:table-cell>
          <table:table-cell office:value-type="float" office:value="200">
            <text:p>200</text:p>
          </table:table-cell>
          <table:table-cell office:value-type="float" office:value="0.015">
            <text:p>0,015</text:p>
          </table:table-cell>
          <table:table-cell office:value-type="string">
            <text:p>GET /info.php HTTP/1.1</text:p>
          </table:table-cell>
          <table:table-cell office:value-type="float" office:value="200">
            <text:p>200</text:p>
          </table:table-cell>
          <table:table-cell office:value-type="float" office:value="10975">
            <text:p>10975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217.196.113.136</text:p>
          </table:table-cell>
          <table:table-cell office:value-type="string">
            <text:p>01/Apr/2011:14:45:21</text:p>
          </table:table-cell>
          <table:table-cell office:value-type="float" office:value="200">
            <text:p>200</text:p>
          </table:table-cell>
          <table:table-cell office:value-type="float" office:value="0.004">
            <text:p>0,004</text:p>
          </table:table-cell>
          <table:table-cell office:value-type="string">
            <text:p>GET /favicon.ico HTTP/1.1</text:p>
          </table:table-cell>
          <table:table-cell office:value-type="float" office:value="404">
            <text:p>404</text:p>
          </table:table-cell>
          <table:table-cell office:value-type="float" office:value="617">
            <text:p>617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17.196.113.136</text:p>
          </table:table-cell>
          <table:table-cell office:value-type="string">
            <text:p>01/Apr/2011:14:46:01</text:p>
          </table:table-cell>
          <table:table-cell office:value-type="float" office:value="200">
            <text:p>200</text:p>
          </table:table-cell>
          <table:table-cell office:value-type="float" office:value="0.004">
            <text:p>0,004</text:p>
          </table:table-cell>
          <table:table-cell office:value-type="string">
            <text:p>GET /favicon.ico HTTP/1.1</text:p>
          </table:table-cell>
          <table:table-cell office:value-type="float" office:value="404">
            <text:p>404</text:p>
          </table:table-cell>
          <table:table-cell office:value-type="float" office:value="617">
            <text:p>617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217.196.113.136</text:p>
          </table:table-cell>
          <table:table-cell office:value-type="string">
            <text:p>01/Apr/2011:14:46:50</text:p>
          </table:table-cell>
          <table:table-cell office:value-type="float" office:value="200">
            <text:p>200</text:p>
          </table:table-cell>
          <table:table-cell office:value-type="float" office:value="0.112">
            <text:p>0,112</text:p>
          </table:table-cell>
          <table:table-cell office:value-type="string">
            <text:p>GET /info.php HTTP/1.1</text:p>
          </table:table-cell>
          <table:table-cell office:value-type="float" office:value="200">
            <text:p>200</text:p>
          </table:table-cell>
          <table:table-cell office:value-type="float" office:value="10976">
            <text:p>10976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217.196.113.136</text:p>
          </table:table-cell>
          <table:table-cell office:value-type="string">
            <text:p>01/Apr/2011:14:46:50</text:p>
          </table:table-cell>
          <table:table-cell office:value-type="float" office:value="200">
            <text:p>200</text:p>
          </table:table-cell>
          <table:table-cell office:value-type="float" office:value="0.005">
            <text:p>0,005</text:p>
          </table:table-cell>
          <table:table-cell office:value-type="string">
            <text:p>GET /favicon.ico HTTP/1.1</text:p>
          </table:table-cell>
          <table:table-cell office:value-type="float" office:value="404">
            <text:p>404</text:p>
          </table:table-cell>
          <table:table-cell office:value-type="float" office:value="617">
            <text:p>617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217.196.113.136</text:p>
          </table:table-cell>
          <table:table-cell office:value-type="string">
            <text:p>01/Apr/2011:14:46:51</text:p>
          </table:table-cell>
          <table:table-cell office:value-type="float" office:value="200">
            <text:p>200</text:p>
          </table:table-cell>
          <table:table-cell office:value-type="float" office:value="0.027">
            <text:p>0,027</text:p>
          </table:table-cell>
          <table:table-cell office:value-type="string">
            <text:p>GET /info.php HTTP/1.1</text:p>
          </table:table-cell>
          <table:table-cell office:value-type="float" office:value="200">
            <text:p>200</text:p>
          </table:table-cell>
          <table:table-cell office:value-type="float" office:value="10976">
            <text:p>10976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217.196.113.136</text:p>
          </table:table-cell>
          <table:table-cell office:value-type="string">
            <text:p>01/Apr/2011:14:46:52</text:p>
          </table:table-cell>
          <table:table-cell office:value-type="float" office:value="200">
            <text:p>200</text:p>
          </table:table-cell>
          <table:table-cell office:value-type="float" office:value="0.004">
            <text:p>0,004</text:p>
          </table:table-cell>
          <table:table-cell office:value-type="string">
            <text:p>GET /favicon.ico HTTP/1.1</text:p>
          </table:table-cell>
          <table:table-cell office:value-type="float" office:value="404">
            <text:p>404</text:p>
          </table:table-cell>
          <table:table-cell office:value-type="float" office:value="617">
            <text:p>617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217.196.113.136</text:p>
          </table:table-cell>
          <table:table-cell office:value-type="string">
            <text:p>01/Apr/2011:14:48:06</text:p>
          </table:table-cell>
          <table:table-cell office:value-type="float" office:value="200">
            <text:p>200</text:p>
          </table:table-cell>
          <table:table-cell office:value-type="float" office:value="0.381">
            <text:p>0,381</text:p>
          </table:table-cell>
          <table:table-cell office:value-type="string">
            <text:p>GET / HTTP/1.1</text:p>
          </table:table-cell>
          <table:table-cell office:value-type="float" office:value="200">
            <text:p>200</text:p>
          </table:table-cell>
          <table:table-cell office:value-type="float" office:value="1472">
            <text:p>1472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217.196.113.136</text:p>
          </table:table-cell>
          <table:table-cell office:value-type="string">
            <text:p>01/Apr/2011:14:48:06</text:p>
          </table:table-cell>
          <table:table-cell office:value-type="float" office:value="200">
            <text:p>200</text:p>
          </table:table-cell>
          <table:table-cell office:value-type="float" office:value="0.022">
            <text:p>0,022</text:p>
          </table:table-cell>
          <table:table-cell office:value-type="string">
            <text:p>GET /themes/omega_original/css/ispcp.css HTTP/1.1</text:p>
          </table:table-cell>
          <table:table-cell office:value-type="float" office:value="200">
            <text:p>200</text:p>
          </table:table-cell>
          <table:table-cell office:value-type="float" office:value="7695">
            <text:p>7695</text:p>
          </table:table-cell>
          <table:table-cell office:value-type="string">
            <text:p>http://admin.perun.aurem.cz:8010/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217.196.113.136</text:p>
          </table:table-cell>
          <table:table-cell office:value-type="string">
            <text:p>01/Apr/2011:14:48:06</text:p>
          </table:table-cell>
          <table:table-cell office:value-type="float" office:value="200">
            <text:p>200</text:p>
          </table:table-cell>
          <table:table-cell office:value-type="float" office:value="0.009">
            <text:p>0,009</text:p>
          </table:table-cell>
          <table:table-cell office:value-type="string">
            <text:p>GET /themes/omega_original/images/login/login_lock.jpg HTTP/1.1</text:p>
          </table:table-cell>
          <table:table-cell office:value-type="float" office:value="200">
            <text:p>200</text:p>
          </table:table-cell>
          <table:table-cell office:value-type="float" office:value="1336">
            <text:p>1336</text:p>
          </table:table-cell>
          <table:table-cell office:value-type="string">
            <text:p>http://admin.perun.aurem.cz:8010/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217.196.113.136</text:p>
          </table:table-cell>
          <table:table-cell office:value-type="string">
            <text:p>01/Apr/2011:14:48:06</text:p>
          </table:table-cell>
          <table:table-cell office:value-type="float" office:value="200">
            <text:p>200</text:p>
          </table:table-cell>
          <table:table-cell office:value-type="float" office:value="0.005">
            <text:p>0,005</text:p>
          </table:table-cell>
          <table:table-cell office:value-type="string">
            <text:p>GET /themes/omega_original/images/login/phpmyadmin.png HTTP/1.1</text:p>
          </table:table-cell>
          <table:table-cell office:value-type="float" office:value="200">
            <text:p>200</text:p>
          </table:table-cell>
          <table:table-cell office:value-type="float" office:value="2426">
            <text:p>2426</text:p>
          </table:table-cell>
          <table:table-cell office:value-type="string">
            <text:p>http://admin.perun.aurem.cz:8010/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217.196.113.136</text:p>
          </table:table-cell>
          <table:table-cell office:value-type="string">
            <text:p>01/Apr/2011:14:48:06</text:p>
          </table:table-cell>
          <table:table-cell office:value-type="float" office:value="200">
            <text:p>200</text:p>
          </table:table-cell>
          <table:table-cell office:value-type="float" office:value="0.008">
            <text:p>0,008</text:p>
          </table:table-cell>
          <table:table-cell office:value-type="string">
            <text:p>GET /themes/omega_original/images/login/filemanager.png HTTP/1.1</text:p>
          </table:table-cell>
          <table:table-cell office:value-type="float" office:value="200">
            <text:p>200</text:p>
          </table:table-cell>
          <table:table-cell office:value-type="float" office:value="2789">
            <text:p>2789</text:p>
          </table:table-cell>
          <table:table-cell office:value-type="string">
            <text:p>http://admin.perun.aurem.cz:8010/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17.196.113.136</text:p>
          </table:table-cell>
          <table:table-cell office:value-type="string">
            <text:p>01/Apr/2011:14:48:06</text:p>
          </table:table-cell>
          <table:table-cell office:value-type="float" office:value="200">
            <text:p>200</text:p>
          </table:table-cell>
          <table:table-cell office:value-type="float" office:value="0.014">
            <text:p>0,014</text:p>
          </table:table-cell>
          <table:table-cell office:value-type="string">
            <text:p>GET /themes/omega_original/images/login/webmail.png HTTP/1.1</text:p>
          </table:table-cell>
          <table:table-cell office:value-type="float" office:value="200">
            <text:p>200</text:p>
          </table:table-cell>
          <table:table-cell office:value-type="float" office:value="2360">
            <text:p>2360</text:p>
          </table:table-cell>
          <table:table-cell office:value-type="string">
            <text:p>http://admin.perun.aurem.cz:8010/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217.196.113.136</text:p>
          </table:table-cell>
          <table:table-cell office:value-type="string">
            <text:p>01/Apr/2011:14:48:06</text:p>
          </table:table-cell>
          <table:table-cell office:value-type="float" office:value="200">
            <text:p>200</text:p>
          </table:table-cell>
          <table:table-cell office:value-type="float" office:value="0.005">
            <text:p>0,005</text:p>
          </table:table-cell>
          <table:table-cell office:value-type="string">
            <text:p>GET /themes/omega_original/images/login/login_top.jpg HTTP/1.1</text:p>
          </table:table-cell>
          <table:table-cell office:value-type="float" office:value="200">
            <text:p>200</text:p>
          </table:table-cell>
          <table:table-cell office:value-type="float" office:value="6244">
            <text:p>6244</text:p>
          </table:table-cell>
          <table:table-cell office:value-type="string">
            <text:p>http://admin.perun.aurem.cz:8010/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217.196.113.136</text:p>
          </table:table-cell>
          <table:table-cell office:value-type="string">
            <text:p>01/Apr/2011:14:48:06</text:p>
          </table:table-cell>
          <table:table-cell office:value-type="float" office:value="200">
            <text:p>200</text:p>
          </table:table-cell>
          <table:table-cell office:value-type="float" office:value="0.005">
            <text:p>0,005</text:p>
          </table:table-cell>
          <table:table-cell office:value-type="string">
            <text:p>GET /themes/omega_original/images/button.jpg HTTP/1.1</text:p>
          </table:table-cell>
          <table:table-cell office:value-type="float" office:value="200">
            <text:p>200</text:p>
          </table:table-cell>
          <table:table-cell office:value-type="float" office:value="333">
            <text:p>333</text:p>
          </table:table-cell>
          <table:table-cell office:value-type="string">
            <text:p>http://admin.perun.aurem.cz:8010/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217.196.113.136</text:p>
          </table:table-cell>
          <table:table-cell office:value-type="string">
            <text:p>01/Apr/2011:14:48:06</text:p>
          </table:table-cell>
          <table:table-cell office:value-type="float" office:value="200">
            <text:p>200</text:p>
          </table:table-cell>
          <table:table-cell office:value-type="float" office:value="0.002">
            <text:p>0,002</text:p>
          </table:table-cell>
          <table:table-cell office:value-type="string">
            <text:p>GET /favicon.ico HTTP/1.1</text:p>
          </table:table-cell>
          <table:table-cell office:value-type="float" office:value="200">
            <text:p>200</text:p>
          </table:table-cell>
          <table:table-cell office:value-type="float" office:value="2462">
            <text:p>2462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17.196.113.136</text:p>
          </table:table-cell>
          <table:table-cell office:value-type="string">
            <text:p>01/Apr/2011:14:48:11</text:p>
          </table:table-cell>
          <table:table-cell office:value-type="float" office:value="200">
            <text:p>200</text:p>
          </table:table-cell>
          <table:table-cell office:value-type="float" office:value="0.521">
            <text:p>0,521</text:p>
          </table:table-cell>
          <table:table-cell office:value-type="string">
            <text:p>POST /index.php HTTP/1.1</text:p>
          </table:table-cell>
          <table:table-cell office:value-type="float" office:value="200">
            <text:p>200</text:p>
          </table:table-cell>
          <table:table-cell office:value-type="float" office:value="717">
            <text:p>717</text:p>
          </table:table-cell>
          <table:table-cell office:value-type="string">
            <text:p>http://admin.perun.aurem.cz:8010/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217.196.113.136</text:p>
          </table:table-cell>
          <table:table-cell office:value-type="string">
            <text:p>01/Apr/2011:15:01:17</text:p>
          </table:table-cell>
          <table:table-cell office:value-type="float" office:value="200">
            <text:p>200</text:p>
          </table:table-cell>
          <table:table-cell office:value-type="float" office:value="0.015">
            <text:p>0,015</text:p>
          </table:table-cell>
          <table:table-cell office:value-type="string">
            <text:p>GET /info.php HTTP/1.1</text:p>
          </table:table-cell>
          <table:table-cell office:value-type="float" office:value="200">
            <text:p>200</text:p>
          </table:table-cell>
          <table:table-cell office:value-type="float" office:value="10978">
            <text:p>10978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217.196.113.136</text:p>
          </table:table-cell>
          <table:table-cell office:value-type="string">
            <text:p>01/Apr/2011:15:01:18</text:p>
          </table:table-cell>
          <table:table-cell office:value-type="float" office:value="200">
            <text:p>200</text:p>
          </table:table-cell>
          <table:table-cell office:value-type="float" office:value="0.003">
            <text:p>0,003</text:p>
          </table:table-cell>
          <table:table-cell office:value-type="string">
            <text:p>GET /favicon.ico HTTP/1.1</text:p>
          </table:table-cell>
          <table:table-cell office:value-type="float" office:value="404">
            <text:p>404</text:p>
          </table:table-cell>
          <table:table-cell office:value-type="float" office:value="617">
            <text:p>617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217.196.113.136</text:p>
          </table:table-cell>
          <table:table-cell office:value-type="string">
            <text:p>01/Apr/2011:15:02:06</text:p>
          </table:table-cell>
          <table:table-cell office:value-type="float" office:value="200">
            <text:p>200</text:p>
          </table:table-cell>
          <table:table-cell office:value-type="float" office:value="0.113">
            <text:p>0,113</text:p>
          </table:table-cell>
          <table:table-cell office:value-type="string">
            <text:p>GET /info.php HTTP/1.1</text:p>
          </table:table-cell>
          <table:table-cell office:value-type="float" office:value="200">
            <text:p>200</text:p>
          </table:table-cell>
          <table:table-cell office:value-type="float" office:value="10994">
            <text:p>10994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217.196.113.136</text:p>
          </table:table-cell>
          <table:table-cell office:value-type="string">
            <text:p>01/Apr/2011:15:02:06</text:p>
          </table:table-cell>
          <table:table-cell office:value-type="float" office:value="200">
            <text:p>200</text:p>
          </table:table-cell>
          <table:table-cell office:value-type="float" office:value="0.005">
            <text:p>0,005</text:p>
          </table:table-cell>
          <table:table-cell office:value-type="string">
            <text:p>GET /favicon.ico HTTP/1.1</text:p>
          </table:table-cell>
          <table:table-cell office:value-type="float" office:value="404">
            <text:p>404</text:p>
          </table:table-cell>
          <table:table-cell office:value-type="float" office:value="617">
            <text:p>617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217.196.113.136</text:p>
          </table:table-cell>
          <table:table-cell office:value-type="string">
            <text:p>01/Apr/2011:15:03:52</text:p>
          </table:table-cell>
          <table:table-cell office:value-type="float" office:value="200">
            <text:p>200</text:p>
          </table:table-cell>
          <table:table-cell office:value-type="float" office:value="0.111">
            <text:p>0,111</text:p>
          </table:table-cell>
          <table:table-cell office:value-type="string">
            <text:p>GET /info.php HTTP/1.1</text:p>
          </table:table-cell>
          <table:table-cell office:value-type="float" office:value="200">
            <text:p>200</text:p>
          </table:table-cell>
          <table:table-cell office:value-type="float" office:value="10988">
            <text:p>10988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217.196.113.136</text:p>
          </table:table-cell>
          <table:table-cell office:value-type="string">
            <text:p>01/Apr/2011:15:03:52</text:p>
          </table:table-cell>
          <table:table-cell office:value-type="float" office:value="200">
            <text:p>200</text:p>
          </table:table-cell>
          <table:table-cell office:value-type="float" office:value="0.01">
            <text:p>0,01</text:p>
          </table:table-cell>
          <table:table-cell office:value-type="string">
            <text:p>GET /favicon.ico HTTP/1.1</text:p>
          </table:table-cell>
          <table:table-cell office:value-type="float" office:value="404">
            <text:p>404</text:p>
          </table:table-cell>
          <table:table-cell office:value-type="float" office:value="617">
            <text:p>617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217.196.113.136</text:p>
          </table:table-cell>
          <table:table-cell office:value-type="string">
            <text:p>01/Apr/2011:15:03:54</text:p>
          </table:table-cell>
          <table:table-cell office:value-type="float" office:value="200">
            <text:p>200</text:p>
          </table:table-cell>
          <table:table-cell office:value-type="float" office:value="0.028">
            <text:p>0,028</text:p>
          </table:table-cell>
          <table:table-cell office:value-type="string">
            <text:p>GET /info.php HTTP/1.1</text:p>
          </table:table-cell>
          <table:table-cell office:value-type="float" office:value="200">
            <text:p>200</text:p>
          </table:table-cell>
          <table:table-cell office:value-type="float" office:value="10987">
            <text:p>10987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17.196.113.136</text:p>
          </table:table-cell>
          <table:table-cell office:value-type="string">
            <text:p>01/Apr/2011:15:03:54</text:p>
          </table:table-cell>
          <table:table-cell office:value-type="float" office:value="200">
            <text:p>200</text:p>
          </table:table-cell>
          <table:table-cell office:value-type="float" office:value="0.004">
            <text:p>0,004</text:p>
          </table:table-cell>
          <table:table-cell office:value-type="string">
            <text:p>GET /favicon.ico HTTP/1.1</text:p>
          </table:table-cell>
          <table:table-cell office:value-type="float" office:value="404">
            <text:p>404</text:p>
          </table:table-cell>
          <table:table-cell office:value-type="float" office:value="617">
            <text:p>617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217.196.113.136</text:p>
          </table:table-cell>
          <table:table-cell office:value-type="string">
            <text:p>01/Apr/2011:15:06:55</text:p>
          </table:table-cell>
          <table:table-cell office:value-type="float" office:value="200">
            <text:p>200</text:p>
          </table:table-cell>
          <table:table-cell office:value-type="float" office:value="0.112">
            <text:p>0,112</text:p>
          </table:table-cell>
          <table:table-cell office:value-type="string">
            <text:p>GET /info.php HTTP/1.1</text:p>
          </table:table-cell>
          <table:table-cell office:value-type="float" office:value="200">
            <text:p>200</text:p>
          </table:table-cell>
          <table:table-cell office:value-type="float" office:value="10988">
            <text:p>10988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217.196.113.136</text:p>
          </table:table-cell>
          <table:table-cell office:value-type="string">
            <text:p>01/Apr/2011:15:06:55</text:p>
          </table:table-cell>
          <table:table-cell office:value-type="float" office:value="200">
            <text:p>200</text:p>
          </table:table-cell>
          <table:table-cell office:value-type="float" office:value="0.005">
            <text:p>0,005</text:p>
          </table:table-cell>
          <table:table-cell office:value-type="string">
            <text:p>GET /favicon.ico HTTP/1.1</text:p>
          </table:table-cell>
          <table:table-cell office:value-type="float" office:value="404">
            <text:p>404</text:p>
          </table:table-cell>
          <table:table-cell office:value-type="float" office:value="617">
            <text:p>617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217.196.113.136</text:p>
          </table:table-cell>
          <table:table-cell office:value-type="string">
            <text:p>01/Apr/2011:15:06:56</text:p>
          </table:table-cell>
          <table:table-cell office:value-type="float" office:value="200">
            <text:p>200</text:p>
          </table:table-cell>
          <table:table-cell office:value-type="float" office:value="0.027">
            <text:p>0,027</text:p>
          </table:table-cell>
          <table:table-cell office:value-type="string">
            <text:p>GET /info.php HTTP/1.1</text:p>
          </table:table-cell>
          <table:table-cell office:value-type="float" office:value="200">
            <text:p>200</text:p>
          </table:table-cell>
          <table:table-cell office:value-type="float" office:value="10985">
            <text:p>10985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217.196.113.136</text:p>
          </table:table-cell>
          <table:table-cell office:value-type="string">
            <text:p>01/Apr/2011:15:06:56</text:p>
          </table:table-cell>
          <table:table-cell office:value-type="float" office:value="200">
            <text:p>200</text:p>
          </table:table-cell>
          <table:table-cell office:value-type="float" office:value="0.004">
            <text:p>0,004</text:p>
          </table:table-cell>
          <table:table-cell office:value-type="string">
            <text:p>GET /favicon.ico HTTP/1.1</text:p>
          </table:table-cell>
          <table:table-cell office:value-type="float" office:value="404">
            <text:p>404</text:p>
          </table:table-cell>
          <table:table-cell office:value-type="float" office:value="617">
            <text:p>617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217.196.113.136</text:p>
          </table:table-cell>
          <table:table-cell office:value-type="string">
            <text:p>01/Apr/2011:15:10:26</text:p>
          </table:table-cell>
          <table:table-cell office:value-type="float" office:value="200">
            <text:p>200</text:p>
          </table:table-cell>
          <table:table-cell office:value-type="float" office:value="0.122">
            <text:p>0,122</text:p>
          </table:table-cell>
          <table:table-cell office:value-type="string">
            <text:p>GET /info.php HTTP/1.1</text:p>
          </table:table-cell>
          <table:table-cell office:value-type="float" office:value="200">
            <text:p>200</text:p>
          </table:table-cell>
          <table:table-cell office:value-type="float" office:value="10966">
            <text:p>10966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217.196.113.136</text:p>
          </table:table-cell>
          <table:table-cell office:value-type="string">
            <text:p>01/Apr/2011:15:10:26</text:p>
          </table:table-cell>
          <table:table-cell office:value-type="float" office:value="200">
            <text:p>200</text:p>
          </table:table-cell>
          <table:table-cell office:value-type="float" office:value="0.005">
            <text:p>0,005</text:p>
          </table:table-cell>
          <table:table-cell office:value-type="string">
            <text:p>GET /favicon.ico HTTP/1.1</text:p>
          </table:table-cell>
          <table:table-cell office:value-type="float" office:value="404">
            <text:p>404</text:p>
          </table:table-cell>
          <table:table-cell office:value-type="float" office:value="617">
            <text:p>617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217.196.113.136</text:p>
          </table:table-cell>
          <table:table-cell office:value-type="string">
            <text:p>01/Apr/2011:15:26:55</text:p>
          </table:table-cell>
          <table:table-cell office:value-type="float" office:value="200">
            <text:p>200</text:p>
          </table:table-cell>
          <table:table-cell office:value-type="float" office:value="0.674">
            <text:p>0,674</text:p>
          </table:table-cell>
          <table:table-cell office:value-type="string">
            <text:p>GET /uvod HTTP/1.1</text:p>
          </table:table-cell>
          <table:table-cell office:value-type="float" office:value="200">
            <text:p>200</text:p>
          </table:table-cell>
          <table:table-cell office:value-type="float" office:value="3180">
            <text:p>3180</text:p>
          </table:table-cell>
          <table:table-cell office:value-type="string">
            <text:p>http://dev.aurem.cz:8010/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217.196.113.136</text:p>
          </table:table-cell>
          <table:table-cell office:value-type="string">
            <text:p>01/Apr/2011:15:26:55</text:p>
          </table:table-cell>
          <table:table-cell office:value-type="float" office:value="200">
            <text:p>200</text:p>
          </table:table-cell>
          <table:table-cell office:value-type="float" office:value="0.004">
            <text:p>0,004</text:p>
          </table:table-cell>
          <table:table-cell office:value-type="string">
            <text:p>GET /modules/fckeditor/fckeditor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217.196.113.136</text:p>
          </table:table-cell>
          <table:table-cell office:value-type="string">
            <text:p>01/Apr/2011:15:26:55</text:p>
          </table:table-cell>
          <table:table-cell office:value-type="float" office:value="200">
            <text:p>200</text:p>
          </table:table-cell>
          <table:table-cell office:value-type="float" office:value="0.004">
            <text:p>0,004</text:p>
          </table:table-cell>
          <table:table-cell office:value-type="string">
            <text:p>GET /modules/node/node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217.196.113.136</text:p>
          </table:table-cell>
          <table:table-cell office:value-type="string">
            <text:p>01/Apr/2011:15:26:55</text:p>
          </table:table-cell>
          <table:table-cell office:value-type="float" office:value="200">
            <text:p>200</text:p>
          </table:table-cell>
          <table:table-cell office:value-type="float" office:value="0.008">
            <text:p>0,008</text:p>
          </table:table-cell>
          <table:table-cell office:value-type="string">
            <text:p>GET /modules/poll/poll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217.196.113.136</text:p>
          </table:table-cell>
          <table:table-cell office:value-type="string">
            <text:p>01/Apr/2011:15:26:55</text:p>
          </table:table-cell>
          <table:table-cell office:value-type="float" office:value="200">
            <text:p>200</text:p>
          </table:table-cell>
          <table:table-cell office:value-type="float" office:value="0.008">
            <text:p>0,008</text:p>
          </table:table-cell>
          <table:table-cell office:value-type="string">
            <text:p>GET /modules/system/system-menus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217.196.113.136</text:p>
          </table:table-cell>
          <table:table-cell office:value-type="string">
            <text:p>01/Apr/2011:15:26:55</text:p>
          </table:table-cell>
          <table:table-cell office:value-type="float" office:value="200">
            <text:p>200</text:p>
          </table:table-cell>
          <table:table-cell office:value-type="float" office:value="0.011">
            <text:p>0,011</text:p>
          </table:table-cell>
          <table:table-cell office:value-type="string">
            <text:p>GET /modules/system/defaults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217.196.113.136</text:p>
          </table:table-cell>
          <table:table-cell office:value-type="string">
            <text:p>01/Apr/2011:15:26:55</text:p>
          </table:table-cell>
          <table:table-cell office:value-type="float" office:value="200">
            <text:p>200</text:p>
          </table:table-cell>
          <table:table-cell office:value-type="float" office:value="0.008">
            <text:p>0,008</text:p>
          </table:table-cell>
          <table:table-cell office:value-type="string">
            <text:p>GET /modules/system/system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217.196.113.136</text:p>
          </table:table-cell>
          <table:table-cell office:value-type="string">
            <text:p>01/Apr/2011:15:26:55</text:p>
          </table:table-cell>
          <table:table-cell office:value-type="float" office:value="200">
            <text:p>200</text:p>
          </table:table-cell>
          <table:table-cell office:value-type="float" office:value="0.011">
            <text:p>0,011</text:p>
          </table:table-cell>
          <table:table-cell office:value-type="string">
            <text:p>GET /modules/user/user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217.196.113.136</text:p>
          </table:table-cell>
          <table:table-cell office:value-type="string">
            <text:p>01/Apr/2011:15:26:55</text:p>
          </table:table-cell>
          <table:table-cell office:value-type="float" office:value="200">
            <text:p>200</text:p>
          </table:table-cell>
          <table:table-cell office:value-type="float" office:value="0.011">
            <text:p>0,011</text:p>
          </table:table-cell>
          <table:table-cell office:value-type="string">
            <text:p>GET /modules/openid/openid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217.196.113.136</text:p>
          </table:table-cell>
          <table:table-cell office:value-type="string">
            <text:p>01/Apr/2011:15:26:55</text:p>
          </table:table-cell>
          <table:table-cell office:value-type="float" office:value="200">
            <text:p>200</text:p>
          </table:table-cell>
          <table:table-cell office:value-type="float" office:value="0.012">
            <text:p>0,012</text:p>
          </table:table-cell>
          <table:table-cell office:value-type="string">
            <text:p>GET /sites/default/files/color/garland-54b3a54a/style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217.196.113.136</text:p>
          </table:table-cell>
          <table:table-cell office:value-type="string">
            <text:p>01/Apr/2011:15:26:55</text:p>
          </table:table-cell>
          <table:table-cell office:value-type="float" office:value="200">
            <text:p>200</text:p>
          </table:table-cell>
          <table:table-cell office:value-type="float" office:value="0.012">
            <text:p>0,012</text:p>
          </table:table-cell>
          <table:table-cell office:value-type="string">
            <text:p>GET /themes/garland/print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217.196.113.136</text:p>
          </table:table-cell>
          <table:table-cell office:value-type="string">
            <text:p>01/Apr/2011:15:26:55</text:p>
          </table:table-cell>
          <table:table-cell office:value-type="float" office:value="200">
            <text:p>200</text:p>
          </table:table-cell>
          <table:table-cell office:value-type="float" office:value="0.012">
            <text:p>0,012</text:p>
          </table:table-cell>
          <table:table-cell office:value-type="string">
            <text:p>GET /misc/jquery.j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217.196.113.136</text:p>
          </table:table-cell>
          <table:table-cell office:value-type="string">
            <text:p>01/Apr/2011:15:26:55</text:p>
          </table:table-cell>
          <table:table-cell office:value-type="float" office:value="200">
            <text:p>200</text:p>
          </table:table-cell>
          <table:table-cell office:value-type="float" office:value="0.005">
            <text:p>0,005</text:p>
          </table:table-cell>
          <table:table-cell office:value-type="string">
            <text:p>GET /misc/drupal.j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217.196.113.136</text:p>
          </table:table-cell>
          <table:table-cell office:value-type="string">
            <text:p>01/Apr/2011:15:26:55</text:p>
          </table:table-cell>
          <table:table-cell office:value-type="float" office:value="200">
            <text:p>200</text:p>
          </table:table-cell>
          <table:table-cell office:value-type="float" office:value="0.009">
            <text:p>0,009</text:p>
          </table:table-cell>
          <table:table-cell office:value-type="string">
            <text:p>GET /sites/default/files/languages/cs_203983441b9e00e909423226d7b2e766.j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217.196.113.136</text:p>
          </table:table-cell>
          <table:table-cell office:value-type="string">
            <text:p>01/Apr/2011:15:26:55</text:p>
          </table:table-cell>
          <table:table-cell office:value-type="float" office:value="200">
            <text:p>200</text:p>
          </table:table-cell>
          <table:table-cell office:value-type="float" office:value="0.008">
            <text:p>0,008</text:p>
          </table:table-cell>
          <table:table-cell office:value-type="string">
            <text:p>GET /modules/openid/openid.j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217.196.113.136</text:p>
          </table:table-cell>
          <table:table-cell office:value-type="string">
            <text:p>01/Apr/2011:15:26:55</text:p>
          </table:table-cell>
          <table:table-cell office:value-type="float" office:value="200">
            <text:p>200</text:p>
          </table:table-cell>
          <table:table-cell office:value-type="float" office:value="0.004">
            <text:p>0,004</text:p>
          </table:table-cell>
          <table:table-cell office:value-type="string">
            <text:p>GET /sites/default/files/color/garland-54b3a54a/bg-navigation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217.196.113.136</text:p>
          </table:table-cell>
          <table:table-cell office:value-type="string">
            <text:p>01/Apr/2011:15:26:55</text:p>
          </table:table-cell>
          <table:table-cell office:value-type="float" office:value="200">
            <text:p>200</text:p>
          </table:table-cell>
          <table:table-cell office:value-type="float" office:value="0.015">
            <text:p>0,015</text:p>
          </table:table-cell>
          <table:table-cell office:value-type="string">
            <text:p>GET /sites/default/files/color/garland-54b3a54a/body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217.196.113.136</text:p>
          </table:table-cell>
          <table:table-cell office:value-type="string">
            <text:p>01/Apr/2011:15:26:55</text:p>
          </table:table-cell>
          <table:table-cell office:value-type="float" office:value="200">
            <text:p>200</text:p>
          </table:table-cell>
          <table:table-cell office:value-type="float" office:value="0.015">
            <text:p>0,015</text:p>
          </table:table-cell>
          <table:table-cell office:value-type="string">
            <text:p>GET /sites/default/files/garland_logo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217.196.113.136</text:p>
          </table:table-cell>
          <table:table-cell office:value-type="string">
            <text:p>01/Apr/2011:15:26:55</text:p>
          </table:table-cell>
          <table:table-cell office:value-type="float" office:value="200">
            <text:p>200</text:p>
          </table:table-cell>
          <table:table-cell office:value-type="float" office:value="0.015">
            <text:p>0,015</text:p>
          </table:table-cell>
          <table:table-cell office:value-type="string">
            <text:p>GET /sites/default/files/color/garland-54b3a54a/bg-navigation-item-hover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217.196.113.136</text:p>
          </table:table-cell>
          <table:table-cell office:value-type="string">
            <text:p>01/Apr/2011:15:26:55</text:p>
          </table:table-cell>
          <table:table-cell office:value-type="float" office:value="200">
            <text:p>200</text:p>
          </table:table-cell>
          <table:table-cell office:value-type="float" office:value="0.016">
            <text:p>0,016</text:p>
          </table:table-cell>
          <table:table-cell office:value-type="string">
            <text:p>GET /sites/default/files/color/garland-54b3a54a/bg-navigation-item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217.196.113.136</text:p>
          </table:table-cell>
          <table:table-cell office:value-type="string">
            <text:p>01/Apr/2011:15:26:55</text:p>
          </table:table-cell>
          <table:table-cell office:value-type="float" office:value="200">
            <text:p>200</text:p>
          </table:table-cell>
          <table:table-cell office:value-type="float" office:value="0.009">
            <text:p>0,009</text:p>
          </table:table-cell>
          <table:table-cell office:value-type="string">
            <text:p>GET /sites/default/files/color/garland-54b3a54a/menu-leaf.gif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217.196.113.136</text:p>
          </table:table-cell>
          <table:table-cell office:value-type="string">
            <text:p>01/Apr/2011:15:26:55</text:p>
          </table:table-cell>
          <table:table-cell office:value-type="float" office:value="200">
            <text:p>200</text:p>
          </table:table-cell>
          <table:table-cell office:value-type="float" office:value="0.008">
            <text:p>0,008</text:p>
          </table:table-cell>
          <table:table-cell office:value-type="string">
            <text:p>GET /modules/openid/login-bg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217.196.113.136</text:p>
          </table:table-cell>
          <table:table-cell office:value-type="string">
            <text:p>01/Apr/2011:15:26:55</text:p>
          </table:table-cell>
          <table:table-cell office:value-type="float" office:value="200">
            <text:p>200</text:p>
          </table:table-cell>
          <table:table-cell office:value-type="float" office:value="0.008">
            <text:p>0,008</text:p>
          </table:table-cell>
          <table:table-cell office:value-type="string">
            <text:p>GET /sites/default/files/color/garland-54b3a54a/bg-content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217.196.113.136</text:p>
          </table:table-cell>
          <table:table-cell office:value-type="string">
            <text:p>01/Apr/2011:15:26:55</text:p>
          </table:table-cell>
          <table:table-cell office:value-type="float" office:value="200">
            <text:p>200</text:p>
          </table:table-cell>
          <table:table-cell office:value-type="float" office:value="0.008">
            <text:p>0,008</text:p>
          </table:table-cell>
          <table:table-cell office:value-type="string">
            <text:p>GET /sites/default/files/color/garland-54b3a54a/bg-content-right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217.196.113.136</text:p>
          </table:table-cell>
          <table:table-cell office:value-type="string">
            <text:p>01/Apr/2011:15:26:55</text:p>
          </table:table-cell>
          <table:table-cell office:value-type="float" office:value="200">
            <text:p>200</text:p>
          </table:table-cell>
          <table:table-cell office:value-type="float" office:value="0.004">
            <text:p>0,004</text:p>
          </table:table-cell>
          <table:table-cell office:value-type="string">
            <text:p>GET /sites/default/files/color/garland-54b3a54a/bg-content-left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217.196.113.136</text:p>
          </table:table-cell>
          <table:table-cell office:value-type="string">
            <text:p>01/Apr/2011:15:26:55</text:p>
          </table:table-cell>
          <table:table-cell office:value-type="float" office:value="200">
            <text:p>200</text:p>
          </table:table-cell>
          <table:table-cell office:value-type="float" office:value="0.004">
            <text:p>0,004</text:p>
          </table:table-cell>
          <table:table-cell office:value-type="string">
            <text:p>GET /misc/powered-blue-80x15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217.196.113.136</text:p>
          </table:table-cell>
          <table:table-cell office:value-type="string">
            <text:p>02/Apr/2011:11:44:28</text:p>
          </table:table-cell>
          <table:table-cell office:value-type="float" office:value="200">
            <text:p>200</text:p>
          </table:table-cell>
          <table:table-cell table:style-name="ce1" office:value-type="string">
            <text:p>1,243</text:p>
          </table:table-cell>
          <table:table-cell office:value-type="string">
            <text:p>GET /uvod HTTP/1.1</text:p>
          </table:table-cell>
          <table:table-cell office:value-type="float" office:value="200">
            <text:p>200</text:p>
          </table:table-cell>
          <table:table-cell office:value-type="float" office:value="3182">
            <text:p>3182</text:p>
          </table:table-cell>
          <table:table-cell office:value-type="string">
            <text:p>http://dev.aurem.cz:8010/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217.196.113.136</text:p>
          </table:table-cell>
          <table:table-cell office:value-type="string">
            <text:p>02/Apr/2011:12:01:04</text:p>
          </table:table-cell>
          <table:table-cell office:value-type="float" office:value="200">
            <text:p>200</text:p>
          </table:table-cell>
          <table:table-cell office:value-type="float" office:value="0.108">
            <text:p>0,108</text:p>
          </table:table-cell>
          <table:table-cell office:value-type="string">
            <text:p>GET /info.php HTTP/1.1</text:p>
          </table:table-cell>
          <table:table-cell office:value-type="float" office:value="200">
            <text:p>200</text:p>
          </table:table-cell>
          <table:table-cell office:value-type="float" office:value="10971">
            <text:p>10971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217.196.113.136</text:p>
          </table:table-cell>
          <table:table-cell office:value-type="string">
            <text:p>02/Apr/2011:12:01:05</text:p>
          </table:table-cell>
          <table:table-cell office:value-type="float" office:value="200">
            <text:p>200</text:p>
          </table:table-cell>
          <table:table-cell office:value-type="float" office:value="0.004">
            <text:p>0,004</text:p>
          </table:table-cell>
          <table:table-cell office:value-type="string">
            <text:p>GET /favicon.ico HTTP/1.1</text:p>
          </table:table-cell>
          <table:table-cell office:value-type="float" office:value="404">
            <text:p>404</text:p>
          </table:table-cell>
          <table:table-cell office:value-type="float" office:value="617">
            <text:p>617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217.196.113.136</text:p>
          </table:table-cell>
          <table:table-cell office:value-type="string">
            <text:p>02/Apr/2011:12:06:11</text:p>
          </table:table-cell>
          <table:table-cell office:value-type="float" office:value="200">
            <text:p>200</text:p>
          </table:table-cell>
          <table:table-cell office:value-type="float" office:value="0.419">
            <text:p>0,419</text:p>
          </table:table-cell>
          <table:table-cell office:value-type="string">
            <text:p>GET /info.php HTTP/1.1</text:p>
          </table:table-cell>
          <table:table-cell office:value-type="float" office:value="200">
            <text:p>200</text:p>
          </table:table-cell>
          <table:table-cell office:value-type="float" office:value="10996">
            <text:p>10996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17.196.113.136</text:p>
          </table:table-cell>
          <table:table-cell office:value-type="string">
            <text:p>02/Apr/2011:12:06:12</text:p>
          </table:table-cell>
          <table:table-cell office:value-type="float" office:value="200">
            <text:p>200</text:p>
          </table:table-cell>
          <table:table-cell office:value-type="float" office:value="0.032">
            <text:p>0,032</text:p>
          </table:table-cell>
          <table:table-cell office:value-type="string">
            <text:p>GET /favicon.ico HTTP/1.1</text:p>
          </table:table-cell>
          <table:table-cell office:value-type="float" office:value="404">
            <text:p>404</text:p>
          </table:table-cell>
          <table:table-cell office:value-type="float" office:value="617">
            <text:p>617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217.196.113.136</text:p>
          </table:table-cell>
          <table:table-cell office:value-type="string">
            <text:p>02/Apr/2011:12:09:24</text:p>
          </table:table-cell>
          <table:table-cell office:value-type="float" office:value="200">
            <text:p>200</text:p>
          </table:table-cell>
          <table:table-cell office:value-type="float" office:value="0.049">
            <text:p>0,049</text:p>
          </table:table-cell>
          <table:table-cell office:value-type="string">
            <text:p>GET /info.php HTTP/1.1</text:p>
          </table:table-cell>
          <table:table-cell office:value-type="float" office:value="200">
            <text:p>200</text:p>
          </table:table-cell>
          <table:table-cell office:value-type="float" office:value="10999">
            <text:p>10999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217.196.113.136</text:p>
          </table:table-cell>
          <table:table-cell office:value-type="string">
            <text:p>02/Apr/2011:12:09:25</text:p>
          </table:table-cell>
          <table:table-cell office:value-type="float" office:value="200">
            <text:p>200</text:p>
          </table:table-cell>
          <table:table-cell office:value-type="float" office:value="0.003">
            <text:p>0,003</text:p>
          </table:table-cell>
          <table:table-cell office:value-type="string">
            <text:p>GET /favicon.ico HTTP/1.1</text:p>
          </table:table-cell>
          <table:table-cell office:value-type="float" office:value="404">
            <text:p>404</text:p>
          </table:table-cell>
          <table:table-cell office:value-type="float" office:value="617">
            <text:p>617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217.196.113.136</text:p>
          </table:table-cell>
          <table:table-cell office:value-type="string">
            <text:p>02/Apr/2011:12:14:38</text:p>
          </table:table-cell>
          <table:table-cell office:value-type="float" office:value="200">
            <text:p>200</text:p>
          </table:table-cell>
          <table:table-cell table:style-name="ce1" office:value-type="string">
            <text:p>1,673</text:p>
          </table:table-cell>
          <table:table-cell office:value-type="string">
            <text:p>GET /uvod HTTP/1.1</text:p>
          </table:table-cell>
          <table:table-cell office:value-type="float" office:value="200">
            <text:p>200</text:p>
          </table:table-cell>
          <table:table-cell office:value-type="float" office:value="3181">
            <text:p>3181</text:p>
          </table:table-cell>
          <table:table-cell office:value-type="string">
            <text:p>http://dev.aurem.cz:8010/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217.196.113.136</text:p>
          </table:table-cell>
          <table:table-cell office:value-type="string">
            <text:p>02/Apr/2011:12:14:38</text:p>
          </table:table-cell>
          <table:table-cell office:value-type="float" office:value="200">
            <text:p>200</text:p>
          </table:table-cell>
          <table:table-cell office:value-type="float" office:value="0.003">
            <text:p>0,003</text:p>
          </table:table-cell>
          <table:table-cell office:value-type="string">
            <text:p>GET /modules/fckeditor/fckeditor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217.196.113.136</text:p>
          </table:table-cell>
          <table:table-cell office:value-type="string">
            <text:p>02/Apr/2011:12:14:38</text:p>
          </table:table-cell>
          <table:table-cell office:value-type="float" office:value="200">
            <text:p>200</text:p>
          </table:table-cell>
          <table:table-cell office:value-type="float" office:value="0.004">
            <text:p>0,004</text:p>
          </table:table-cell>
          <table:table-cell office:value-type="string">
            <text:p>GET /modules/node/node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217.196.113.136</text:p>
          </table:table-cell>
          <table:table-cell office:value-type="string">
            <text:p>02/Apr/2011:12:14:38</text:p>
          </table:table-cell>
          <table:table-cell office:value-type="float" office:value="200">
            <text:p>200</text:p>
          </table:table-cell>
          <table:table-cell office:value-type="float" office:value="0.005">
            <text:p>0,005</text:p>
          </table:table-cell>
          <table:table-cell office:value-type="string">
            <text:p>GET /modules/poll/poll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217.196.113.136</text:p>
          </table:table-cell>
          <table:table-cell office:value-type="string">
            <text:p>02/Apr/2011:12:14:38</text:p>
          </table:table-cell>
          <table:table-cell office:value-type="float" office:value="200">
            <text:p>200</text:p>
          </table:table-cell>
          <table:table-cell office:value-type="float" office:value="0.008">
            <text:p>0,008</text:p>
          </table:table-cell>
          <table:table-cell office:value-type="string">
            <text:p>GET /modules/system/defaults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217.196.113.136</text:p>
          </table:table-cell>
          <table:table-cell office:value-type="string">
            <text:p>02/Apr/2011:12:14:38</text:p>
          </table:table-cell>
          <table:table-cell office:value-type="float" office:value="200">
            <text:p>200</text:p>
          </table:table-cell>
          <table:table-cell office:value-type="float" office:value="0.008">
            <text:p>0,008</text:p>
          </table:table-cell>
          <table:table-cell office:value-type="string">
            <text:p>GET /modules/system/system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217.196.113.136</text:p>
          </table:table-cell>
          <table:table-cell office:value-type="string">
            <text:p>02/Apr/2011:12:14:38</text:p>
          </table:table-cell>
          <table:table-cell office:value-type="float" office:value="200">
            <text:p>200</text:p>
          </table:table-cell>
          <table:table-cell office:value-type="float" office:value="0.008">
            <text:p>0,008</text:p>
          </table:table-cell>
          <table:table-cell office:value-type="string">
            <text:p>GET /modules/system/system-menus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217.196.113.136</text:p>
          </table:table-cell>
          <table:table-cell office:value-type="string">
            <text:p>02/Apr/2011:12:14:38</text:p>
          </table:table-cell>
          <table:table-cell office:value-type="float" office:value="200">
            <text:p>200</text:p>
          </table:table-cell>
          <table:table-cell office:value-type="float" office:value="0.011">
            <text:p>0,011</text:p>
          </table:table-cell>
          <table:table-cell office:value-type="string">
            <text:p>GET /modules/user/user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217.196.113.136</text:p>
          </table:table-cell>
          <table:table-cell office:value-type="string">
            <text:p>02/Apr/2011:12:14:38</text:p>
          </table:table-cell>
          <table:table-cell office:value-type="float" office:value="200">
            <text:p>200</text:p>
          </table:table-cell>
          <table:table-cell office:value-type="float" office:value="0.011">
            <text:p>0,011</text:p>
          </table:table-cell>
          <table:table-cell office:value-type="string">
            <text:p>GET /modules/openid/openid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217.196.113.136</text:p>
          </table:table-cell>
          <table:table-cell office:value-type="string">
            <text:p>02/Apr/2011:12:14:38</text:p>
          </table:table-cell>
          <table:table-cell office:value-type="float" office:value="200">
            <text:p>200</text:p>
          </table:table-cell>
          <table:table-cell office:value-type="float" office:value="0.007">
            <text:p>0,007</text:p>
          </table:table-cell>
          <table:table-cell office:value-type="string">
            <text:p>GET /themes/garland/print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217.196.113.136</text:p>
          </table:table-cell>
          <table:table-cell office:value-type="string">
            <text:p>02/Apr/2011:12:14:38</text:p>
          </table:table-cell>
          <table:table-cell office:value-type="float" office:value="200">
            <text:p>200</text:p>
          </table:table-cell>
          <table:table-cell office:value-type="float" office:value="0.047">
            <text:p>0,047</text:p>
          </table:table-cell>
          <table:table-cell office:value-type="string">
            <text:p>GET /sites/default/files/color/garland-54b3a54a/style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217.196.113.136</text:p>
          </table:table-cell>
          <table:table-cell office:value-type="string">
            <text:p>02/Apr/2011:12:14:38</text:p>
          </table:table-cell>
          <table:table-cell office:value-type="float" office:value="200">
            <text:p>200</text:p>
          </table:table-cell>
          <table:table-cell office:value-type="float" office:value="0.045">
            <text:p>0,045</text:p>
          </table:table-cell>
          <table:table-cell office:value-type="string">
            <text:p>GET /misc/jquery.j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17.196.113.136</text:p>
          </table:table-cell>
          <table:table-cell office:value-type="string">
            <text:p>02/Apr/2011:12:14:38</text:p>
          </table:table-cell>
          <table:table-cell office:value-type="float" office:value="200">
            <text:p>200</text:p>
          </table:table-cell>
          <table:table-cell office:value-type="float" office:value="0.045">
            <text:p>0,045</text:p>
          </table:table-cell>
          <table:table-cell office:value-type="string">
            <text:p>GET /misc/drupal.j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217.196.113.136</text:p>
          </table:table-cell>
          <table:table-cell office:value-type="string">
            <text:p>02/Apr/2011:12:14:38</text:p>
          </table:table-cell>
          <table:table-cell office:value-type="float" office:value="200">
            <text:p>200</text:p>
          </table:table-cell>
          <table:table-cell office:value-type="float" office:value="0.012">
            <text:p>0,012</text:p>
          </table:table-cell>
          <table:table-cell office:value-type="string">
            <text:p>GET /sites/default/files/languages/cs_203983441b9e00e909423226d7b2e766.j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217.196.113.136</text:p>
          </table:table-cell>
          <table:table-cell office:value-type="string">
            <text:p>02/Apr/2011:12:14:38</text:p>
          </table:table-cell>
          <table:table-cell office:value-type="float" office:value="200">
            <text:p>200</text:p>
          </table:table-cell>
          <table:table-cell office:value-type="float" office:value="0.012">
            <text:p>0,012</text:p>
          </table:table-cell>
          <table:table-cell office:value-type="string">
            <text:p>GET /modules/openid/openid.j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217.196.113.136</text:p>
          </table:table-cell>
          <table:table-cell office:value-type="string">
            <text:p>02/Apr/2011:12:14:38</text:p>
          </table:table-cell>
          <table:table-cell office:value-type="float" office:value="200">
            <text:p>200</text:p>
          </table:table-cell>
          <table:table-cell office:value-type="float" office:value="0.004">
            <text:p>0,004</text:p>
          </table:table-cell>
          <table:table-cell office:value-type="string">
            <text:p>GET /sites/default/files/color/garland-54b3a54a/bg-navigation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217.196.113.136</text:p>
          </table:table-cell>
          <table:table-cell office:value-type="string">
            <text:p>02/Apr/2011:12:14:38</text:p>
          </table:table-cell>
          <table:table-cell office:value-type="float" office:value="200">
            <text:p>200</text:p>
          </table:table-cell>
          <table:table-cell office:value-type="float" office:value="0.012">
            <text:p>0,012</text:p>
          </table:table-cell>
          <table:table-cell office:value-type="string">
            <text:p>GET /sites/default/files/color/garland-54b3a54a/body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217.196.113.136</text:p>
          </table:table-cell>
          <table:table-cell office:value-type="string">
            <text:p>02/Apr/2011:12:14:38</text:p>
          </table:table-cell>
          <table:table-cell office:value-type="float" office:value="200">
            <text:p>200</text:p>
          </table:table-cell>
          <table:table-cell office:value-type="float" office:value="0.012">
            <text:p>0,012</text:p>
          </table:table-cell>
          <table:table-cell office:value-type="string">
            <text:p>GET /sites/default/files/garland_logo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217.196.113.136</text:p>
          </table:table-cell>
          <table:table-cell office:value-type="string">
            <text:p>02/Apr/2011:12:14:38</text:p>
          </table:table-cell>
          <table:table-cell office:value-type="float" office:value="200">
            <text:p>200</text:p>
          </table:table-cell>
          <table:table-cell office:value-type="float" office:value="0.016">
            <text:p>0,016</text:p>
          </table:table-cell>
          <table:table-cell office:value-type="string">
            <text:p>GET /sites/default/files/color/garland-54b3a54a/bg-navigation-item-hover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217.196.113.136</text:p>
          </table:table-cell>
          <table:table-cell office:value-type="string">
            <text:p>02/Apr/2011:12:14:38</text:p>
          </table:table-cell>
          <table:table-cell office:value-type="float" office:value="200">
            <text:p>200</text:p>
          </table:table-cell>
          <table:table-cell office:value-type="float" office:value="0.016">
            <text:p>0,016</text:p>
          </table:table-cell>
          <table:table-cell office:value-type="string">
            <text:p>GET /sites/default/files/color/garland-54b3a54a/bg-navigation-item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217.196.113.136</text:p>
          </table:table-cell>
          <table:table-cell office:value-type="string">
            <text:p>02/Apr/2011:12:14:38</text:p>
          </table:table-cell>
          <table:table-cell office:value-type="float" office:value="200">
            <text:p>200</text:p>
          </table:table-cell>
          <table:table-cell office:value-type="float" office:value="0.012">
            <text:p>0,012</text:p>
          </table:table-cell>
          <table:table-cell office:value-type="string">
            <text:p>GET /sites/default/files/color/garland-54b3a54a/menu-leaf.gif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217.196.113.136</text:p>
          </table:table-cell>
          <table:table-cell office:value-type="string">
            <text:p>02/Apr/2011:12:14:38</text:p>
          </table:table-cell>
          <table:table-cell office:value-type="float" office:value="200">
            <text:p>200</text:p>
          </table:table-cell>
          <table:table-cell office:value-type="float" office:value="0.008">
            <text:p>0,008</text:p>
          </table:table-cell>
          <table:table-cell office:value-type="string">
            <text:p>GET /modules/openid/login-bg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217.196.113.136</text:p>
          </table:table-cell>
          <table:table-cell office:value-type="string">
            <text:p>02/Apr/2011:12:14:38</text:p>
          </table:table-cell>
          <table:table-cell office:value-type="float" office:value="200">
            <text:p>200</text:p>
          </table:table-cell>
          <table:table-cell office:value-type="float" office:value="0.009">
            <text:p>0,009</text:p>
          </table:table-cell>
          <table:table-cell office:value-type="string">
            <text:p>GET /sites/default/files/color/garland-54b3a54a/bg-content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217.196.113.136</text:p>
          </table:table-cell>
          <table:table-cell office:value-type="string">
            <text:p>02/Apr/2011:12:14:38</text:p>
          </table:table-cell>
          <table:table-cell office:value-type="float" office:value="200">
            <text:p>200</text:p>
          </table:table-cell>
          <table:table-cell office:value-type="float" office:value="0.009">
            <text:p>0,009</text:p>
          </table:table-cell>
          <table:table-cell office:value-type="string">
            <text:p>GET /sites/default/files/color/garland-54b3a54a/bg-content-right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217.196.113.136</text:p>
          </table:table-cell>
          <table:table-cell office:value-type="string">
            <text:p>02/Apr/2011:12:14:38</text:p>
          </table:table-cell>
          <table:table-cell office:value-type="float" office:value="200">
            <text:p>200</text:p>
          </table:table-cell>
          <table:table-cell office:value-type="float" office:value="0.008">
            <text:p>0,008</text:p>
          </table:table-cell>
          <table:table-cell office:value-type="string">
            <text:p>GET /sites/default/files/color/garland-54b3a54a/bg-content-left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217.196.113.136</text:p>
          </table:table-cell>
          <table:table-cell office:value-type="string">
            <text:p>02/Apr/2011:12:14:38</text:p>
          </table:table-cell>
          <table:table-cell office:value-type="float" office:value="200">
            <text:p>200</text:p>
          </table:table-cell>
          <table:table-cell office:value-type="float" office:value="0.008">
            <text:p>0,008</text:p>
          </table:table-cell>
          <table:table-cell office:value-type="string">
            <text:p>GET /misc/powered-blue-80x15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:8010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217.196.113.136</text:p>
          </table:table-cell>
          <table:table-cell office:value-type="string">
            <text:p>02/Apr/2011:12:15:20</text:p>
          </table:table-cell>
          <table:table-cell office:value-type="float" office:value="200">
            <text:p>200</text:p>
          </table:table-cell>
          <table:table-cell office:value-type="float" office:value="0.503">
            <text:p>0,503</text:p>
          </table:table-cell>
          <table:table-cell office:value-type="string">
            <text:p>GET /uvod HTTP/1.1</text:p>
          </table:table-cell>
          <table:table-cell office:value-type="float" office:value="200">
            <text:p>200</text:p>
          </table:table-cell>
          <table:table-cell office:value-type="float" office:value="3180">
            <text:p>3180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217.196.113.136</text:p>
          </table:table-cell>
          <table:table-cell office:value-type="string">
            <text:p>02/Apr/2011:12:15:20</text:p>
          </table:table-cell>
          <table:table-cell office:value-type="float" office:value="200">
            <text:p>200</text:p>
          </table:table-cell>
          <table:table-cell office:value-type="float" office:value="0.004">
            <text:p>0,004</text:p>
          </table:table-cell>
          <table:table-cell office:value-type="string">
            <text:p>GET /modules/fckeditor/fckeditor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217.196.113.136</text:p>
          </table:table-cell>
          <table:table-cell office:value-type="string">
            <text:p>02/Apr/2011:12:15:20</text:p>
          </table:table-cell>
          <table:table-cell office:value-type="float" office:value="200">
            <text:p>200</text:p>
          </table:table-cell>
          <table:table-cell office:value-type="float" office:value="0.004">
            <text:p>0,004</text:p>
          </table:table-cell>
          <table:table-cell office:value-type="string">
            <text:p>GET /modules/system/defaults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217.196.113.136</text:p>
          </table:table-cell>
          <table:table-cell office:value-type="string">
            <text:p>02/Apr/2011:12:15:20</text:p>
          </table:table-cell>
          <table:table-cell office:value-type="float" office:value="200">
            <text:p>200</text:p>
          </table:table-cell>
          <table:table-cell office:value-type="float" office:value="0.011">
            <text:p>0,011</text:p>
          </table:table-cell>
          <table:table-cell office:value-type="string">
            <text:p>GET /modules/node/node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17.196.113.136</text:p>
          </table:table-cell>
          <table:table-cell office:value-type="string">
            <text:p>02/Apr/2011:12:15:20</text:p>
          </table:table-cell>
          <table:table-cell office:value-type="float" office:value="200">
            <text:p>200</text:p>
          </table:table-cell>
          <table:table-cell office:value-type="float" office:value="0.011">
            <text:p>0,011</text:p>
          </table:table-cell>
          <table:table-cell office:value-type="string">
            <text:p>GET /modules/poll/poll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217.196.113.136</text:p>
          </table:table-cell>
          <table:table-cell office:value-type="string">
            <text:p>02/Apr/2011:12:15:20</text:p>
          </table:table-cell>
          <table:table-cell office:value-type="float" office:value="200">
            <text:p>200</text:p>
          </table:table-cell>
          <table:table-cell office:value-type="float" office:value="0.005">
            <text:p>0,005</text:p>
          </table:table-cell>
          <table:table-cell office:value-type="string">
            <text:p>GET /modules/system/system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217.196.113.136</text:p>
          </table:table-cell>
          <table:table-cell office:value-type="string">
            <text:p>02/Apr/2011:12:15:20</text:p>
          </table:table-cell>
          <table:table-cell office:value-type="float" office:value="200">
            <text:p>200</text:p>
          </table:table-cell>
          <table:table-cell office:value-type="float" office:value="0.008">
            <text:p>0,008</text:p>
          </table:table-cell>
          <table:table-cell office:value-type="string">
            <text:p>GET /modules/system/system-menus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217.196.113.136</text:p>
          </table:table-cell>
          <table:table-cell office:value-type="string">
            <text:p>02/Apr/2011:12:15:20</text:p>
          </table:table-cell>
          <table:table-cell office:value-type="float" office:value="200">
            <text:p>200</text:p>
          </table:table-cell>
          <table:table-cell office:value-type="float" office:value="0.008">
            <text:p>0,008</text:p>
          </table:table-cell>
          <table:table-cell office:value-type="string">
            <text:p>GET /modules/user/user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217.196.113.136</text:p>
          </table:table-cell>
          <table:table-cell office:value-type="string">
            <text:p>02/Apr/2011:12:15:20</text:p>
          </table:table-cell>
          <table:table-cell office:value-type="float" office:value="200">
            <text:p>200</text:p>
          </table:table-cell>
          <table:table-cell office:value-type="float" office:value="0.008">
            <text:p>0,008</text:p>
          </table:table-cell>
          <table:table-cell office:value-type="string">
            <text:p>GET /modules/openid/openid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217.196.113.136</text:p>
          </table:table-cell>
          <table:table-cell office:value-type="string">
            <text:p>02/Apr/2011:12:15:20</text:p>
          </table:table-cell>
          <table:table-cell office:value-type="float" office:value="200">
            <text:p>200</text:p>
          </table:table-cell>
          <table:table-cell office:value-type="float" office:value="0.012">
            <text:p>0,012</text:p>
          </table:table-cell>
          <table:table-cell office:value-type="string">
            <text:p>GET /sites/default/files/color/garland-54b3a54a/style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217.196.113.136</text:p>
          </table:table-cell>
          <table:table-cell office:value-type="string">
            <text:p>02/Apr/2011:12:15:20</text:p>
          </table:table-cell>
          <table:table-cell office:value-type="float" office:value="200">
            <text:p>200</text:p>
          </table:table-cell>
          <table:table-cell office:value-type="float" office:value="0.012">
            <text:p>0,012</text:p>
          </table:table-cell>
          <table:table-cell office:value-type="string">
            <text:p>GET /themes/garland/print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217.196.113.136</text:p>
          </table:table-cell>
          <table:table-cell office:value-type="string">
            <text:p>02/Apr/2011:12:15:20</text:p>
          </table:table-cell>
          <table:table-cell office:value-type="float" office:value="200">
            <text:p>200</text:p>
          </table:table-cell>
          <table:table-cell office:value-type="float" office:value="0.012">
            <text:p>0,012</text:p>
          </table:table-cell>
          <table:table-cell office:value-type="string">
            <text:p>GET /misc/jquery.j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17.196.113.136</text:p>
          </table:table-cell>
          <table:table-cell office:value-type="string">
            <text:p>02/Apr/2011:12:15:20</text:p>
          </table:table-cell>
          <table:table-cell office:value-type="float" office:value="200">
            <text:p>200</text:p>
          </table:table-cell>
          <table:table-cell office:value-type="float" office:value="0.008">
            <text:p>0,008</text:p>
          </table:table-cell>
          <table:table-cell office:value-type="string">
            <text:p>GET /misc/drupal.j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217.196.113.136</text:p>
          </table:table-cell>
          <table:table-cell office:value-type="string">
            <text:p>02/Apr/2011:12:15:20</text:p>
          </table:table-cell>
          <table:table-cell office:value-type="float" office:value="200">
            <text:p>200</text:p>
          </table:table-cell>
          <table:table-cell office:value-type="float" office:value="0.007">
            <text:p>0,007</text:p>
          </table:table-cell>
          <table:table-cell office:value-type="string">
            <text:p>GET /sites/default/files/languages/cs_203983441b9e00e909423226d7b2e766.j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217.196.113.136</text:p>
          </table:table-cell>
          <table:table-cell office:value-type="string">
            <text:p>02/Apr/2011:12:15:20</text:p>
          </table:table-cell>
          <table:table-cell office:value-type="float" office:value="200">
            <text:p>200</text:p>
          </table:table-cell>
          <table:table-cell office:value-type="float" office:value="0.004">
            <text:p>0,004</text:p>
          </table:table-cell>
          <table:table-cell office:value-type="string">
            <text:p>GET /modules/openid/openid.j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17.196.113.136</text:p>
          </table:table-cell>
          <table:table-cell office:value-type="string">
            <text:p>02/Apr/2011:12:15:21</text:p>
          </table:table-cell>
          <table:table-cell office:value-type="float" office:value="200">
            <text:p>200</text:p>
          </table:table-cell>
          <table:table-cell office:value-type="float" office:value="0.004">
            <text:p>0,004</text:p>
          </table:table-cell>
          <table:table-cell office:value-type="string">
            <text:p>GET /sites/default/files/color/garland-54b3a54a/bg-navigation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217.196.113.136</text:p>
          </table:table-cell>
          <table:table-cell office:value-type="string">
            <text:p>02/Apr/2011:12:15:21</text:p>
          </table:table-cell>
          <table:table-cell office:value-type="float" office:value="200">
            <text:p>200</text:p>
          </table:table-cell>
          <table:table-cell office:value-type="float" office:value="0.011">
            <text:p>0,011</text:p>
          </table:table-cell>
          <table:table-cell office:value-type="string">
            <text:p>GET /sites/default/files/color/garland-54b3a54a/body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217.196.113.136</text:p>
          </table:table-cell>
          <table:table-cell office:value-type="string">
            <text:p>02/Apr/2011:12:15:21</text:p>
          </table:table-cell>
          <table:table-cell office:value-type="float" office:value="200">
            <text:p>200</text:p>
          </table:table-cell>
          <table:table-cell office:value-type="float" office:value="0.011">
            <text:p>0,011</text:p>
          </table:table-cell>
          <table:table-cell office:value-type="string">
            <text:p>GET /sites/default/files/garland_logo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217.196.113.136</text:p>
          </table:table-cell>
          <table:table-cell office:value-type="string">
            <text:p>02/Apr/2011:12:15:21</text:p>
          </table:table-cell>
          <table:table-cell office:value-type="float" office:value="200">
            <text:p>200</text:p>
          </table:table-cell>
          <table:table-cell office:value-type="float" office:value="0.016">
            <text:p>0,016</text:p>
          </table:table-cell>
          <table:table-cell office:value-type="string">
            <text:p>GET /sites/default/files/color/garland-54b3a54a/bg-navigation-item-hover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217.196.113.136</text:p>
          </table:table-cell>
          <table:table-cell office:value-type="string">
            <text:p>02/Apr/2011:12:15:21</text:p>
          </table:table-cell>
          <table:table-cell office:value-type="float" office:value="200">
            <text:p>200</text:p>
          </table:table-cell>
          <table:table-cell office:value-type="float" office:value="0.016">
            <text:p>0,016</text:p>
          </table:table-cell>
          <table:table-cell office:value-type="string">
            <text:p>GET /sites/default/files/color/garland-54b3a54a/bg-navigation-item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217.196.113.136</text:p>
          </table:table-cell>
          <table:table-cell office:value-type="string">
            <text:p>02/Apr/2011:12:15:21</text:p>
          </table:table-cell>
          <table:table-cell office:value-type="float" office:value="200">
            <text:p>200</text:p>
          </table:table-cell>
          <table:table-cell office:value-type="float" office:value="0.012">
            <text:p>0,012</text:p>
          </table:table-cell>
          <table:table-cell office:value-type="string">
            <text:p>GET /sites/default/files/color/garland-54b3a54a/menu-leaf.gif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217.196.113.136</text:p>
          </table:table-cell>
          <table:table-cell office:value-type="string">
            <text:p>02/Apr/2011:12:15:21</text:p>
          </table:table-cell>
          <table:table-cell office:value-type="float" office:value="200">
            <text:p>200</text:p>
          </table:table-cell>
          <table:table-cell office:value-type="float" office:value="0.01">
            <text:p>0,01</text:p>
          </table:table-cell>
          <table:table-cell office:value-type="string">
            <text:p>GET /modules/openid/login-bg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217.196.113.136</text:p>
          </table:table-cell>
          <table:table-cell office:value-type="string">
            <text:p>02/Apr/2011:12:15:21</text:p>
          </table:table-cell>
          <table:table-cell office:value-type="float" office:value="200">
            <text:p>200</text:p>
          </table:table-cell>
          <table:table-cell office:value-type="float" office:value="0.01">
            <text:p>0,01</text:p>
          </table:table-cell>
          <table:table-cell office:value-type="string">
            <text:p>GET /sites/default/files/color/garland-54b3a54a/bg-content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217.196.113.136</text:p>
          </table:table-cell>
          <table:table-cell office:value-type="string">
            <text:p>02/Apr/2011:12:15:21</text:p>
          </table:table-cell>
          <table:table-cell office:value-type="float" office:value="200">
            <text:p>200</text:p>
          </table:table-cell>
          <table:table-cell office:value-type="float" office:value="0.01">
            <text:p>0,01</text:p>
          </table:table-cell>
          <table:table-cell office:value-type="string">
            <text:p>GET /sites/default/files/color/garland-54b3a54a/bg-content-right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217.196.113.136</text:p>
          </table:table-cell>
          <table:table-cell office:value-type="string">
            <text:p>02/Apr/2011:12:15:21</text:p>
          </table:table-cell>
          <table:table-cell office:value-type="float" office:value="200">
            <text:p>200</text:p>
          </table:table-cell>
          <table:table-cell office:value-type="float" office:value="0.006">
            <text:p>0,006</text:p>
          </table:table-cell>
          <table:table-cell office:value-type="string">
            <text:p>GET /sites/default/files/color/garland-54b3a54a/bg-content-left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217.196.113.136</text:p>
          </table:table-cell>
          <table:table-cell office:value-type="string">
            <text:p>02/Apr/2011:12:15:21</text:p>
          </table:table-cell>
          <table:table-cell office:value-type="float" office:value="200">
            <text:p>200</text:p>
          </table:table-cell>
          <table:table-cell office:value-type="float" office:value="0.003">
            <text:p>0,003</text:p>
          </table:table-cell>
          <table:table-cell office:value-type="string">
            <text:p>GET /misc/powered-blue-80x15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93.185.110.52</text:p>
          </table:table-cell>
          <table:table-cell office:value-type="string">
            <text:p>02/Apr/2011:12:15:47</text:p>
          </table:table-cell>
          <table:table-cell office:value-type="float" office:value="200">
            <text:p>200</text:p>
          </table:table-cell>
          <table:table-cell office:value-type="float" office:value="0.632">
            <text:p>0,632</text:p>
          </table:table-cell>
          <table:table-cell office:value-type="string">
            <text:p>HEAD / 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KyblUptimeMonitor v1.1 (http://www.monitoring-serveru.cz, Moonlake.cz, crawl)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217.196.113.136</text:p>
          </table:table-cell>
          <table:table-cell office:value-type="string">
            <text:p>02/Apr/2011:12:16:00</text:p>
          </table:table-cell>
          <table:table-cell office:value-type="float" office:value="200">
            <text:p>200</text:p>
          </table:table-cell>
          <table:table-cell office:value-type="float" office:value="0.531">
            <text:p>0,531</text:p>
          </table:table-cell>
          <table:table-cell office:value-type="string">
            <text:p>GET /uvod HTTP/1.1</text:p>
          </table:table-cell>
          <table:table-cell office:value-type="float" office:value="200">
            <text:p>200</text:p>
          </table:table-cell>
          <table:table-cell office:value-type="float" office:value="3182">
            <text:p>3182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217.196.113.136</text:p>
          </table:table-cell>
          <table:table-cell office:value-type="string">
            <text:p>02/Apr/2011:12:16:00</text:p>
          </table:table-cell>
          <table:table-cell office:value-type="float" office:value="200">
            <text:p>200</text:p>
          </table:table-cell>
          <table:table-cell office:value-type="float" office:value="0.004">
            <text:p>0,004</text:p>
          </table:table-cell>
          <table:table-cell office:value-type="string">
            <text:p>GET /modules/fckeditor/fckeditor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217.196.113.136</text:p>
          </table:table-cell>
          <table:table-cell office:value-type="string">
            <text:p>02/Apr/2011:12:16:00</text:p>
          </table:table-cell>
          <table:table-cell office:value-type="float" office:value="200">
            <text:p>200</text:p>
          </table:table-cell>
          <table:table-cell office:value-type="float" office:value="0.004">
            <text:p>0,004</text:p>
          </table:table-cell>
          <table:table-cell office:value-type="string">
            <text:p>GET /modules/node/node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217.196.113.136</text:p>
          </table:table-cell>
          <table:table-cell office:value-type="string">
            <text:p>02/Apr/2011:12:16:00</text:p>
          </table:table-cell>
          <table:table-cell office:value-type="float" office:value="200">
            <text:p>200</text:p>
          </table:table-cell>
          <table:table-cell office:value-type="float" office:value="0.008">
            <text:p>0,008</text:p>
          </table:table-cell>
          <table:table-cell office:value-type="string">
            <text:p>GET /modules/poll/poll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217.196.113.136</text:p>
          </table:table-cell>
          <table:table-cell office:value-type="string">
            <text:p>02/Apr/2011:12:16:00</text:p>
          </table:table-cell>
          <table:table-cell office:value-type="float" office:value="200">
            <text:p>200</text:p>
          </table:table-cell>
          <table:table-cell office:value-type="float" office:value="0.014">
            <text:p>0,014</text:p>
          </table:table-cell>
          <table:table-cell office:value-type="string">
            <text:p>GET /modules/system/defaults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217.196.113.136</text:p>
          </table:table-cell>
          <table:table-cell office:value-type="string">
            <text:p>02/Apr/2011:12:16:00</text:p>
          </table:table-cell>
          <table:table-cell office:value-type="float" office:value="200">
            <text:p>200</text:p>
          </table:table-cell>
          <table:table-cell office:value-type="float" office:value="0.014">
            <text:p>0,014</text:p>
          </table:table-cell>
          <table:table-cell office:value-type="string">
            <text:p>GET /modules/system/system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217.196.113.136</text:p>
          </table:table-cell>
          <table:table-cell office:value-type="string">
            <text:p>02/Apr/2011:12:16:00</text:p>
          </table:table-cell>
          <table:table-cell office:value-type="float" office:value="200">
            <text:p>200</text:p>
          </table:table-cell>
          <table:table-cell office:value-type="float" office:value="0.014">
            <text:p>0,014</text:p>
          </table:table-cell>
          <table:table-cell office:value-type="string">
            <text:p>GET /modules/system/system-menus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217.196.113.136</text:p>
          </table:table-cell>
          <table:table-cell office:value-type="string">
            <text:p>02/Apr/2011:12:16:00</text:p>
          </table:table-cell>
          <table:table-cell office:value-type="float" office:value="200">
            <text:p>200</text:p>
          </table:table-cell>
          <table:table-cell office:value-type="float" office:value="0.009">
            <text:p>0,009</text:p>
          </table:table-cell>
          <table:table-cell office:value-type="string">
            <text:p>GET /modules/user/user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217.196.113.136</text:p>
          </table:table-cell>
          <table:table-cell office:value-type="string">
            <text:p>02/Apr/2011:12:16:00</text:p>
          </table:table-cell>
          <table:table-cell office:value-type="float" office:value="200">
            <text:p>200</text:p>
          </table:table-cell>
          <table:table-cell office:value-type="float" office:value="0.009">
            <text:p>0,009</text:p>
          </table:table-cell>
          <table:table-cell office:value-type="string">
            <text:p>GET /modules/openid/openid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217.196.113.136</text:p>
          </table:table-cell>
          <table:table-cell office:value-type="string">
            <text:p>02/Apr/2011:12:16:00</text:p>
          </table:table-cell>
          <table:table-cell office:value-type="float" office:value="200">
            <text:p>200</text:p>
          </table:table-cell>
          <table:table-cell office:value-type="float" office:value="0.011">
            <text:p>0,011</text:p>
          </table:table-cell>
          <table:table-cell office:value-type="string">
            <text:p>GET /sites/default/files/color/garland-54b3a54a/style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217.196.113.136</text:p>
          </table:table-cell>
          <table:table-cell office:value-type="string">
            <text:p>02/Apr/2011:12:16:00</text:p>
          </table:table-cell>
          <table:table-cell office:value-type="float" office:value="200">
            <text:p>200</text:p>
          </table:table-cell>
          <table:table-cell office:value-type="float" office:value="0.008">
            <text:p>0,008</text:p>
          </table:table-cell>
          <table:table-cell office:value-type="string">
            <text:p>GET /themes/garland/print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217.196.113.136</text:p>
          </table:table-cell>
          <table:table-cell office:value-type="string">
            <text:p>02/Apr/2011:12:16:00</text:p>
          </table:table-cell>
          <table:table-cell office:value-type="float" office:value="200">
            <text:p>200</text:p>
          </table:table-cell>
          <table:table-cell office:value-type="float" office:value="0.008">
            <text:p>0,008</text:p>
          </table:table-cell>
          <table:table-cell office:value-type="string">
            <text:p>GET /misc/jquery.j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217.196.113.136</text:p>
          </table:table-cell>
          <table:table-cell office:value-type="string">
            <text:p>02/Apr/2011:12:16:00</text:p>
          </table:table-cell>
          <table:table-cell office:value-type="float" office:value="200">
            <text:p>200</text:p>
          </table:table-cell>
          <table:table-cell office:value-type="float" office:value="0.011">
            <text:p>0,011</text:p>
          </table:table-cell>
          <table:table-cell office:value-type="string">
            <text:p>GET /misc/drupal.j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217.196.113.136</text:p>
          </table:table-cell>
          <table:table-cell office:value-type="string">
            <text:p>02/Apr/2011:12:16:00</text:p>
          </table:table-cell>
          <table:table-cell office:value-type="float" office:value="200">
            <text:p>200</text:p>
          </table:table-cell>
          <table:table-cell office:value-type="float" office:value="0.008">
            <text:p>0,008</text:p>
          </table:table-cell>
          <table:table-cell office:value-type="string">
            <text:p>GET /sites/default/files/languages/cs_203983441b9e00e909423226d7b2e766.j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217.196.113.136</text:p>
          </table:table-cell>
          <table:table-cell office:value-type="string">
            <text:p>02/Apr/2011:12:16:00</text:p>
          </table:table-cell>
          <table:table-cell office:value-type="float" office:value="200">
            <text:p>200</text:p>
          </table:table-cell>
          <table:table-cell office:value-type="float" office:value="0.007">
            <text:p>0,007</text:p>
          </table:table-cell>
          <table:table-cell office:value-type="string">
            <text:p>GET /modules/openid/openid.j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217.196.113.136</text:p>
          </table:table-cell>
          <table:table-cell office:value-type="string">
            <text:p>02/Apr/2011:12:16:00</text:p>
          </table:table-cell>
          <table:table-cell office:value-type="float" office:value="200">
            <text:p>200</text:p>
          </table:table-cell>
          <table:table-cell office:value-type="float" office:value="0.003">
            <text:p>0,003</text:p>
          </table:table-cell>
          <table:table-cell office:value-type="string">
            <text:p>GET /sites/default/files/color/garland-54b3a54a/bg-navigation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17.196.113.136</text:p>
          </table:table-cell>
          <table:table-cell office:value-type="string">
            <text:p>02/Apr/2011:12:16:00</text:p>
          </table:table-cell>
          <table:table-cell office:value-type="float" office:value="200">
            <text:p>200</text:p>
          </table:table-cell>
          <table:table-cell office:value-type="float" office:value="0.009">
            <text:p>0,009</text:p>
          </table:table-cell>
          <table:table-cell office:value-type="string">
            <text:p>GET /sites/default/files/color/garland-54b3a54a/body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17.196.113.136</text:p>
          </table:table-cell>
          <table:table-cell office:value-type="string">
            <text:p>02/Apr/2011:12:16:00</text:p>
          </table:table-cell>
          <table:table-cell office:value-type="float" office:value="200">
            <text:p>200</text:p>
          </table:table-cell>
          <table:table-cell office:value-type="float" office:value="0.009">
            <text:p>0,009</text:p>
          </table:table-cell>
          <table:table-cell office:value-type="string">
            <text:p>GET /sites/default/files/garland_logo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217.196.113.136</text:p>
          </table:table-cell>
          <table:table-cell office:value-type="string">
            <text:p>02/Apr/2011:12:16:00</text:p>
          </table:table-cell>
          <table:table-cell office:value-type="float" office:value="200">
            <text:p>200</text:p>
          </table:table-cell>
          <table:table-cell office:value-type="float" office:value="0.015">
            <text:p>0,015</text:p>
          </table:table-cell>
          <table:table-cell office:value-type="string">
            <text:p>GET /sites/default/files/color/garland-54b3a54a/bg-navigation-item-hover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217.196.113.136</text:p>
          </table:table-cell>
          <table:table-cell office:value-type="string">
            <text:p>02/Apr/2011:12:16:00</text:p>
          </table:table-cell>
          <table:table-cell office:value-type="float" office:value="200">
            <text:p>200</text:p>
          </table:table-cell>
          <table:table-cell office:value-type="float" office:value="0.015">
            <text:p>0,015</text:p>
          </table:table-cell>
          <table:table-cell office:value-type="string">
            <text:p>GET /sites/default/files/color/garland-54b3a54a/bg-navigation-item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217.196.113.136</text:p>
          </table:table-cell>
          <table:table-cell office:value-type="string">
            <text:p>02/Apr/2011:12:16:00</text:p>
          </table:table-cell>
          <table:table-cell office:value-type="float" office:value="200">
            <text:p>200</text:p>
          </table:table-cell>
          <table:table-cell office:value-type="float" office:value="0.012">
            <text:p>0,012</text:p>
          </table:table-cell>
          <table:table-cell office:value-type="string">
            <text:p>GET /sites/default/files/color/garland-54b3a54a/menu-leaf.gif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217.196.113.136</text:p>
          </table:table-cell>
          <table:table-cell office:value-type="string">
            <text:p>02/Apr/2011:12:16:00</text:p>
          </table:table-cell>
          <table:table-cell office:value-type="float" office:value="200">
            <text:p>200</text:p>
          </table:table-cell>
          <table:table-cell office:value-type="float" office:value="0.009">
            <text:p>0,009</text:p>
          </table:table-cell>
          <table:table-cell office:value-type="string">
            <text:p>GET /modules/openid/login-bg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217.196.113.136</text:p>
          </table:table-cell>
          <table:table-cell office:value-type="string">
            <text:p>02/Apr/2011:12:16:00</text:p>
          </table:table-cell>
          <table:table-cell office:value-type="float" office:value="200">
            <text:p>200</text:p>
          </table:table-cell>
          <table:table-cell office:value-type="float" office:value="0.008">
            <text:p>0,008</text:p>
          </table:table-cell>
          <table:table-cell office:value-type="string">
            <text:p>GET /sites/default/files/color/garland-54b3a54a/bg-content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217.196.113.136</text:p>
          </table:table-cell>
          <table:table-cell office:value-type="string">
            <text:p>02/Apr/2011:12:16:00</text:p>
          </table:table-cell>
          <table:table-cell office:value-type="float" office:value="200">
            <text:p>200</text:p>
          </table:table-cell>
          <table:table-cell office:value-type="float" office:value="0.007">
            <text:p>0,007</text:p>
          </table:table-cell>
          <table:table-cell office:value-type="string">
            <text:p>GET /sites/default/files/color/garland-54b3a54a/bg-content-right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217.196.113.136</text:p>
          </table:table-cell>
          <table:table-cell office:value-type="string">
            <text:p>02/Apr/2011:12:16:00</text:p>
          </table:table-cell>
          <table:table-cell office:value-type="float" office:value="200">
            <text:p>200</text:p>
          </table:table-cell>
          <table:table-cell office:value-type="float" office:value="0.004">
            <text:p>0,004</text:p>
          </table:table-cell>
          <table:table-cell office:value-type="string">
            <text:p>GET /sites/default/files/color/garland-54b3a54a/bg-content-left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217.196.113.136</text:p>
          </table:table-cell>
          <table:table-cell office:value-type="string">
            <text:p>02/Apr/2011:12:16:00</text:p>
          </table:table-cell>
          <table:table-cell office:value-type="float" office:value="200">
            <text:p>200</text:p>
          </table:table-cell>
          <table:table-cell office:value-type="float" office:value="0.004">
            <text:p>0,004</text:p>
          </table:table-cell>
          <table:table-cell office:value-type="string">
            <text:p>GET /misc/powered-blue-80x15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217.196.113.136</text:p>
          </table:table-cell>
          <table:table-cell office:value-type="string">
            <text:p>02/Apr/2011:12:16:13</text:p>
          </table:table-cell>
          <table:table-cell office:value-type="float" office:value="200">
            <text:p>200</text:p>
          </table:table-cell>
          <table:table-cell office:value-type="float" office:value="0.506">
            <text:p>0,506</text:p>
          </table:table-cell>
          <table:table-cell office:value-type="string">
            <text:p>GET /uvod HTTP/1.1</text:p>
          </table:table-cell>
          <table:table-cell office:value-type="float" office:value="200">
            <text:p>200</text:p>
          </table:table-cell>
          <table:table-cell office:value-type="float" office:value="3182">
            <text:p>3182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217.196.113.136</text:p>
          </table:table-cell>
          <table:table-cell office:value-type="string">
            <text:p>02/Apr/2011:12:16:13</text:p>
          </table:table-cell>
          <table:table-cell office:value-type="float" office:value="200">
            <text:p>200</text:p>
          </table:table-cell>
          <table:table-cell office:value-type="float" office:value="0.01">
            <text:p>0,01</text:p>
          </table:table-cell>
          <table:table-cell office:value-type="string">
            <text:p>GET /modules/fckeditor/fckeditor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17.196.113.136</text:p>
          </table:table-cell>
          <table:table-cell office:value-type="string">
            <text:p>02/Apr/2011:12:16:13</text:p>
          </table:table-cell>
          <table:table-cell office:value-type="float" office:value="200">
            <text:p>200</text:p>
          </table:table-cell>
          <table:table-cell office:value-type="float" office:value="0.007">
            <text:p>0,007</text:p>
          </table:table-cell>
          <table:table-cell office:value-type="string">
            <text:p>GET /modules/node/node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217.196.113.136</text:p>
          </table:table-cell>
          <table:table-cell office:value-type="string">
            <text:p>02/Apr/2011:12:16:13</text:p>
          </table:table-cell>
          <table:table-cell office:value-type="float" office:value="200">
            <text:p>200</text:p>
          </table:table-cell>
          <table:table-cell office:value-type="float" office:value="0.007">
            <text:p>0,007</text:p>
          </table:table-cell>
          <table:table-cell office:value-type="string">
            <text:p>GET /modules/poll/poll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217.196.113.136</text:p>
          </table:table-cell>
          <table:table-cell office:value-type="string">
            <text:p>02/Apr/2011:12:16:13</text:p>
          </table:table-cell>
          <table:table-cell office:value-type="float" office:value="200">
            <text:p>200</text:p>
          </table:table-cell>
          <table:table-cell office:value-type="float" office:value="0.011">
            <text:p>0,011</text:p>
          </table:table-cell>
          <table:table-cell office:value-type="string">
            <text:p>GET /modules/system/defaults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217.196.113.136</text:p>
          </table:table-cell>
          <table:table-cell office:value-type="string">
            <text:p>02/Apr/2011:12:16:13</text:p>
          </table:table-cell>
          <table:table-cell office:value-type="float" office:value="200">
            <text:p>200</text:p>
          </table:table-cell>
          <table:table-cell office:value-type="float" office:value="0.011">
            <text:p>0,011</text:p>
          </table:table-cell>
          <table:table-cell office:value-type="string">
            <text:p>GET /modules/system/system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217.196.113.136</text:p>
          </table:table-cell>
          <table:table-cell office:value-type="string">
            <text:p>02/Apr/2011:12:16:13</text:p>
          </table:table-cell>
          <table:table-cell office:value-type="float" office:value="200">
            <text:p>200</text:p>
          </table:table-cell>
          <table:table-cell office:value-type="float" office:value="0.011">
            <text:p>0,011</text:p>
          </table:table-cell>
          <table:table-cell office:value-type="string">
            <text:p>GET /modules/system/system-menus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217.196.113.136</text:p>
          </table:table-cell>
          <table:table-cell office:value-type="string">
            <text:p>02/Apr/2011:12:16:13</text:p>
          </table:table-cell>
          <table:table-cell office:value-type="float" office:value="200">
            <text:p>200</text:p>
          </table:table-cell>
          <table:table-cell office:value-type="float" office:value="0.009">
            <text:p>0,009</text:p>
          </table:table-cell>
          <table:table-cell office:value-type="string">
            <text:p>GET /modules/user/user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217.196.113.136</text:p>
          </table:table-cell>
          <table:table-cell office:value-type="string">
            <text:p>02/Apr/2011:12:16:13</text:p>
          </table:table-cell>
          <table:table-cell office:value-type="float" office:value="200">
            <text:p>200</text:p>
          </table:table-cell>
          <table:table-cell office:value-type="float" office:value="0.009">
            <text:p>0,009</text:p>
          </table:table-cell>
          <table:table-cell office:value-type="string">
            <text:p>GET /modules/openid/openid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217.196.113.136</text:p>
          </table:table-cell>
          <table:table-cell office:value-type="string">
            <text:p>02/Apr/2011:12:16:13</text:p>
          </table:table-cell>
          <table:table-cell office:value-type="float" office:value="200">
            <text:p>200</text:p>
          </table:table-cell>
          <table:table-cell office:value-type="float" office:value="0.012">
            <text:p>0,012</text:p>
          </table:table-cell>
          <table:table-cell office:value-type="string">
            <text:p>GET /sites/default/files/color/garland-54b3a54a/style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17.196.113.136</text:p>
          </table:table-cell>
          <table:table-cell office:value-type="string">
            <text:p>02/Apr/2011:12:16:13</text:p>
          </table:table-cell>
          <table:table-cell office:value-type="float" office:value="200">
            <text:p>200</text:p>
          </table:table-cell>
          <table:table-cell office:value-type="float" office:value="0.009">
            <text:p>0,009</text:p>
          </table:table-cell>
          <table:table-cell office:value-type="string">
            <text:p>GET /themes/garland/print.cs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217.196.113.136</text:p>
          </table:table-cell>
          <table:table-cell office:value-type="string">
            <text:p>02/Apr/2011:12:16:13</text:p>
          </table:table-cell>
          <table:table-cell office:value-type="float" office:value="200">
            <text:p>200</text:p>
          </table:table-cell>
          <table:table-cell office:value-type="float" office:value="0.008">
            <text:p>0,008</text:p>
          </table:table-cell>
          <table:table-cell office:value-type="string">
            <text:p>GET /misc/jquery.j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217.196.113.136</text:p>
          </table:table-cell>
          <table:table-cell office:value-type="string">
            <text:p>02/Apr/2011:12:16:13</text:p>
          </table:table-cell>
          <table:table-cell office:value-type="float" office:value="200">
            <text:p>200</text:p>
          </table:table-cell>
          <table:table-cell office:value-type="float" office:value="0.007">
            <text:p>0,007</text:p>
          </table:table-cell>
          <table:table-cell office:value-type="string">
            <text:p>GET /misc/drupal.j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217.196.113.136</text:p>
          </table:table-cell>
          <table:table-cell office:value-type="string">
            <text:p>02/Apr/2011:12:16:13</text:p>
          </table:table-cell>
          <table:table-cell office:value-type="float" office:value="200">
            <text:p>200</text:p>
          </table:table-cell>
          <table:table-cell office:value-type="float" office:value="0.007">
            <text:p>0,007</text:p>
          </table:table-cell>
          <table:table-cell office:value-type="string">
            <text:p>GET /sites/default/files/languages/cs_203983441b9e00e909423226d7b2e766.j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217.196.113.136</text:p>
          </table:table-cell>
          <table:table-cell office:value-type="string">
            <text:p>02/Apr/2011:12:16:13</text:p>
          </table:table-cell>
          <table:table-cell office:value-type="float" office:value="200">
            <text:p>200</text:p>
          </table:table-cell>
          <table:table-cell office:value-type="float" office:value="0.004">
            <text:p>0,004</text:p>
          </table:table-cell>
          <table:table-cell office:value-type="string">
            <text:p>GET /modules/openid/openid.js?e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217.196.113.136</text:p>
          </table:table-cell>
          <table:table-cell office:value-type="string">
            <text:p>02/Apr/2011:12:16:13</text:p>
          </table:table-cell>
          <table:table-cell office:value-type="float" office:value="200">
            <text:p>200</text:p>
          </table:table-cell>
          <table:table-cell office:value-type="float" office:value="0.004">
            <text:p>0,004</text:p>
          </table:table-cell>
          <table:table-cell office:value-type="string">
            <text:p>GET /sites/default/files/color/garland-54b3a54a/bg-navigation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217.196.113.136</text:p>
          </table:table-cell>
          <table:table-cell office:value-type="string">
            <text:p>02/Apr/2011:12:16:13</text:p>
          </table:table-cell>
          <table:table-cell office:value-type="float" office:value="200">
            <text:p>200</text:p>
          </table:table-cell>
          <table:table-cell office:value-type="float" office:value="0.008">
            <text:p>0,008</text:p>
          </table:table-cell>
          <table:table-cell office:value-type="string">
            <text:p>GET /sites/default/files/color/garland-54b3a54a/body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17.196.113.136</text:p>
          </table:table-cell>
          <table:table-cell office:value-type="string">
            <text:p>02/Apr/2011:12:16:13</text:p>
          </table:table-cell>
          <table:table-cell office:value-type="float" office:value="200">
            <text:p>200</text:p>
          </table:table-cell>
          <table:table-cell office:value-type="float" office:value="0.015">
            <text:p>0,015</text:p>
          </table:table-cell>
          <table:table-cell office:value-type="string">
            <text:p>GET /sites/default/files/garland_logo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217.196.113.136</text:p>
          </table:table-cell>
          <table:table-cell office:value-type="string">
            <text:p>02/Apr/2011:12:16:13</text:p>
          </table:table-cell>
          <table:table-cell office:value-type="float" office:value="200">
            <text:p>200</text:p>
          </table:table-cell>
          <table:table-cell office:value-type="float" office:value="0.015">
            <text:p>0,015</text:p>
          </table:table-cell>
          <table:table-cell office:value-type="string">
            <text:p>GET /sites/default/files/color/garland-54b3a54a/bg-navigation-item-hover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217.196.113.136</text:p>
          </table:table-cell>
          <table:table-cell office:value-type="string">
            <text:p>02/Apr/2011:12:16:13</text:p>
          </table:table-cell>
          <table:table-cell office:value-type="float" office:value="200">
            <text:p>200</text:p>
          </table:table-cell>
          <table:table-cell office:value-type="float" office:value="0.015">
            <text:p>0,015</text:p>
          </table:table-cell>
          <table:table-cell office:value-type="string">
            <text:p>GET /sites/default/files/color/garland-54b3a54a/bg-navigation-item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217.196.113.136</text:p>
          </table:table-cell>
          <table:table-cell office:value-type="string">
            <text:p>02/Apr/2011:12:16:13</text:p>
          </table:table-cell>
          <table:table-cell office:value-type="float" office:value="200">
            <text:p>200</text:p>
          </table:table-cell>
          <table:table-cell office:value-type="float" office:value="0.015">
            <text:p>0,015</text:p>
          </table:table-cell>
          <table:table-cell office:value-type="string">
            <text:p>GET /sites/default/files/color/garland-54b3a54a/menu-leaf.gif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217.196.113.136</text:p>
          </table:table-cell>
          <table:table-cell office:value-type="string">
            <text:p>02/Apr/2011:12:16:13</text:p>
          </table:table-cell>
          <table:table-cell office:value-type="float" office:value="200">
            <text:p>200</text:p>
          </table:table-cell>
          <table:table-cell office:value-type="float" office:value="0.009">
            <text:p>0,009</text:p>
          </table:table-cell>
          <table:table-cell office:value-type="string">
            <text:p>GET /modules/openid/login-bg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217.196.113.136</text:p>
          </table:table-cell>
          <table:table-cell office:value-type="string">
            <text:p>02/Apr/2011:12:16:13</text:p>
          </table:table-cell>
          <table:table-cell office:value-type="float" office:value="200">
            <text:p>200</text:p>
          </table:table-cell>
          <table:table-cell office:value-type="float" office:value="0.008">
            <text:p>0,008</text:p>
          </table:table-cell>
          <table:table-cell office:value-type="string">
            <text:p>GET /sites/default/files/color/garland-54b3a54a/bg-content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217.196.113.136</text:p>
          </table:table-cell>
          <table:table-cell office:value-type="string">
            <text:p>02/Apr/2011:12:16:13</text:p>
          </table:table-cell>
          <table:table-cell office:value-type="float" office:value="200">
            <text:p>200</text:p>
          </table:table-cell>
          <table:table-cell office:value-type="float" office:value="0.007">
            <text:p>0,007</text:p>
          </table:table-cell>
          <table:table-cell office:value-type="string">
            <text:p>GET /sites/default/files/color/garland-54b3a54a/bg-content-right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217.196.113.136</text:p>
          </table:table-cell>
          <table:table-cell office:value-type="string">
            <text:p>02/Apr/2011:12:16:13</text:p>
          </table:table-cell>
          <table:table-cell office:value-type="float" office:value="200">
            <text:p>200</text:p>
          </table:table-cell>
          <table:table-cell office:value-type="float" office:value="0.007">
            <text:p>0,007</text:p>
          </table:table-cell>
          <table:table-cell office:value-type="string">
            <text:p>GET /sites/default/files/color/garland-54b3a54a/bg-content-left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217.196.113.136</text:p>
          </table:table-cell>
          <table:table-cell office:value-type="string">
            <text:p>02/Apr/2011:12:16:13</text:p>
          </table:table-cell>
          <table:table-cell office:value-type="float" office:value="200">
            <text:p>200</text:p>
          </table:table-cell>
          <table:table-cell office:value-type="float" office:value="0.005">
            <text:p>0,005</text:p>
          </table:table-cell>
          <table:table-cell office:value-type="string">
            <text:p>GET /misc/powered-blue-80x15.png HTTP/1.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http://dev.aurem.cz/uvod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217.196.113.136</text:p>
          </table:table-cell>
          <table:table-cell office:value-type="string">
            <text:p>02/Apr/2011:12:16:28</text:p>
          </table:table-cell>
          <table:table-cell office:value-type="float" office:value="200">
            <text:p>200</text:p>
          </table:table-cell>
          <table:table-cell office:value-type="float" office:value="0.228">
            <text:p>0,228</text:p>
          </table:table-cell>
          <table:table-cell office:value-type="string">
            <text:p>GET / HTTP/1.1</text:p>
          </table:table-cell>
          <table:table-cell office:value-type="float" office:value="200">
            <text:p>200</text:p>
          </table:table-cell>
          <table:table-cell office:value-type="float" office:value="1475">
            <text:p>1475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217.196.113.136</text:p>
          </table:table-cell>
          <table:table-cell office:value-type="string">
            <text:p>02/Apr/2011:12:16:31</text:p>
          </table:table-cell>
          <table:table-cell office:value-type="float" office:value="200">
            <text:p>200</text:p>
          </table:table-cell>
          <table:table-cell office:value-type="float" office:value="0.175">
            <text:p>0,175</text:p>
          </table:table-cell>
          <table:table-cell office:value-type="string">
            <text:p>POST /index.php HTTP/1.1</text:p>
          </table:table-cell>
          <table:table-cell office:value-type="float" office:value="200">
            <text:p>200</text:p>
          </table:table-cell>
          <table:table-cell office:value-type="float" office:value="1473">
            <text:p>1473</text:p>
          </table:table-cell>
          <table:table-cell office:value-type="string">
            <text:p>http://perun.aurem.cz/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217.196.113.136</text:p>
          </table:table-cell>
          <table:table-cell office:value-type="string">
            <text:p>02/Apr/2011:12:16:33</text:p>
          </table:table-cell>
          <table:table-cell office:value-type="float" office:value="200">
            <text:p>200</text:p>
          </table:table-cell>
          <table:table-cell office:value-type="float" office:value="0.174">
            <text:p>0,174</text:p>
          </table:table-cell>
          <table:table-cell office:value-type="string">
            <text:p>POST /index.php HTTP/1.1</text:p>
          </table:table-cell>
          <table:table-cell office:value-type="float" office:value="200">
            <text:p>200</text:p>
          </table:table-cell>
          <table:table-cell office:value-type="float" office:value="1473">
            <text:p>1473</text:p>
          </table:table-cell>
          <table:table-cell office:value-type="string">
            <text:p>http://perun.aurem.cz/index.php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217.196.113.136</text:p>
          </table:table-cell>
          <table:table-cell office:value-type="string">
            <text:p>02/Apr/2011:12:16:37</text:p>
          </table:table-cell>
          <table:table-cell office:value-type="float" office:value="200">
            <text:p>200</text:p>
          </table:table-cell>
          <table:table-cell office:value-type="float" office:value="0.713">
            <text:p>0,713</text:p>
          </table:table-cell>
          <table:table-cell office:value-type="string">
            <text:p>POST /index.php HTTP/1.1</text:p>
          </table:table-cell>
          <table:table-cell office:value-type="float" office:value="200">
            <text:p>200</text:p>
          </table:table-cell>
          <table:table-cell office:value-type="float" office:value="717">
            <text:p>717</text:p>
          </table:table-cell>
          <table:table-cell office:value-type="string">
            <text:p>http://perun.aurem.cz/index.php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217.196.113.136</text:p>
          </table:table-cell>
          <table:table-cell office:value-type="string">
            <text:p>02/Apr/2011:12:17:01</text:p>
          </table:table-cell>
          <table:table-cell office:value-type="float" office:value="200">
            <text:p>200</text:p>
          </table:table-cell>
          <table:table-cell office:value-type="float" office:value="0.176">
            <text:p>0,176</text:p>
          </table:table-cell>
          <table:table-cell office:value-type="string">
            <text:p>GET / HTTP/1.1</text:p>
          </table:table-cell>
          <table:table-cell office:value-type="float" office:value="200">
            <text:p>200</text:p>
          </table:table-cell>
          <table:table-cell office:value-type="float" office:value="1471">
            <text:p>1471</text:p>
          </table:table-cell>
          <table:table-cell office:value-type="string">
            <text:p>http://perun.aurem.cz/index.php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217.196.113.136</text:p>
          </table:table-cell>
          <table:table-cell office:value-type="string">
            <text:p>02/Apr/2011:12:17:01</text:p>
          </table:table-cell>
          <table:table-cell office:value-type="float" office:value="200">
            <text:p>200</text:p>
          </table:table-cell>
          <table:table-cell office:value-type="float" office:value="0.016">
            <text:p>0,016</text:p>
          </table:table-cell>
          <table:table-cell office:value-type="string">
            <text:p>GET /themes/omega_original/css/ispcp.css HTTP/1.1</text:p>
          </table:table-cell>
          <table:table-cell office:value-type="float" office:value="200">
            <text:p>200</text:p>
          </table:table-cell>
          <table:table-cell office:value-type="float" office:value="7695">
            <text:p>7695</text:p>
          </table:table-cell>
          <table:table-cell office:value-type="string">
            <text:p>http://admin.perun.aurem.cz/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217.196.113.136</text:p>
          </table:table-cell>
          <table:table-cell office:value-type="string">
            <text:p>02/Apr/2011:12:17:01</text:p>
          </table:table-cell>
          <table:table-cell office:value-type="float" office:value="200">
            <text:p>200</text:p>
          </table:table-cell>
          <table:table-cell office:value-type="float" office:value="0.019">
            <text:p>0,019</text:p>
          </table:table-cell>
          <table:table-cell office:value-type="string">
            <text:p>GET /themes/omega_original/images/login/phpmyadmin.png HTTP/1.1</text:p>
          </table:table-cell>
          <table:table-cell office:value-type="float" office:value="200">
            <text:p>200</text:p>
          </table:table-cell>
          <table:table-cell office:value-type="float" office:value="2426">
            <text:p>2426</text:p>
          </table:table-cell>
          <table:table-cell office:value-type="string">
            <text:p>http://admin.perun.aurem.cz/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217.196.113.136</text:p>
          </table:table-cell>
          <table:table-cell office:value-type="string">
            <text:p>02/Apr/2011:12:17:01</text:p>
          </table:table-cell>
          <table:table-cell office:value-type="float" office:value="200">
            <text:p>200</text:p>
          </table:table-cell>
          <table:table-cell office:value-type="float" office:value="0.014">
            <text:p>0,014</text:p>
          </table:table-cell>
          <table:table-cell office:value-type="string">
            <text:p>GET /themes/omega_original/images/login/filemanager.png HTTP/1.1</text:p>
          </table:table-cell>
          <table:table-cell office:value-type="float" office:value="200">
            <text:p>200</text:p>
          </table:table-cell>
          <table:table-cell office:value-type="float" office:value="2789">
            <text:p>2789</text:p>
          </table:table-cell>
          <table:table-cell office:value-type="string">
            <text:p>http://admin.perun.aurem.cz/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217.196.113.136</text:p>
          </table:table-cell>
          <table:table-cell office:value-type="string">
            <text:p>02/Apr/2011:12:17:01</text:p>
          </table:table-cell>
          <table:table-cell office:value-type="float" office:value="200">
            <text:p>200</text:p>
          </table:table-cell>
          <table:table-cell office:value-type="float" office:value="0.014">
            <text:p>0,014</text:p>
          </table:table-cell>
          <table:table-cell office:value-type="string">
            <text:p>GET /themes/omega_original/images/login/webmail.png HTTP/1.1</text:p>
          </table:table-cell>
          <table:table-cell office:value-type="float" office:value="200">
            <text:p>200</text:p>
          </table:table-cell>
          <table:table-cell office:value-type="float" office:value="2360">
            <text:p>2360</text:p>
          </table:table-cell>
          <table:table-cell office:value-type="string">
            <text:p>http://admin.perun.aurem.cz/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217.196.113.136</text:p>
          </table:table-cell>
          <table:table-cell office:value-type="string">
            <text:p>02/Apr/2011:12:17:01</text:p>
          </table:table-cell>
          <table:table-cell office:value-type="float" office:value="200">
            <text:p>200</text:p>
          </table:table-cell>
          <table:table-cell office:value-type="float" office:value="0.02">
            <text:p>0,02</text:p>
          </table:table-cell>
          <table:table-cell office:value-type="string">
            <text:p>GET /themes/omega_original/images/login/login_lock.jpg HTTP/1.1</text:p>
          </table:table-cell>
          <table:table-cell office:value-type="float" office:value="200">
            <text:p>200</text:p>
          </table:table-cell>
          <table:table-cell office:value-type="float" office:value="1336">
            <text:p>1336</text:p>
          </table:table-cell>
          <table:table-cell office:value-type="string">
            <text:p>http://admin.perun.aurem.cz/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217.196.113.136</text:p>
          </table:table-cell>
          <table:table-cell office:value-type="string">
            <text:p>02/Apr/2011:12:17:01</text:p>
          </table:table-cell>
          <table:table-cell office:value-type="float" office:value="200">
            <text:p>200</text:p>
          </table:table-cell>
          <table:table-cell office:value-type="float" office:value="0.003">
            <text:p>0,003</text:p>
          </table:table-cell>
          <table:table-cell office:value-type="string">
            <text:p>GET /themes/omega_original/images/login/login_top.jpg HTTP/1.1</text:p>
          </table:table-cell>
          <table:table-cell office:value-type="float" office:value="200">
            <text:p>200</text:p>
          </table:table-cell>
          <table:table-cell office:value-type="float" office:value="6244">
            <text:p>6244</text:p>
          </table:table-cell>
          <table:table-cell office:value-type="string">
            <text:p>http://admin.perun.aurem.cz/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217.196.113.136</text:p>
          </table:table-cell>
          <table:table-cell office:value-type="string">
            <text:p>02/Apr/2011:12:17:01</text:p>
          </table:table-cell>
          <table:table-cell office:value-type="float" office:value="200">
            <text:p>200</text:p>
          </table:table-cell>
          <table:table-cell office:value-type="float" office:value="0.002">
            <text:p>0,002</text:p>
          </table:table-cell>
          <table:table-cell office:value-type="string">
            <text:p>GET /themes/omega_original/images/button.jpg HTTP/1.1</text:p>
          </table:table-cell>
          <table:table-cell office:value-type="float" office:value="200">
            <text:p>200</text:p>
          </table:table-cell>
          <table:table-cell office:value-type="float" office:value="333">
            <text:p>333</text:p>
          </table:table-cell>
          <table:table-cell office:value-type="string">
            <text:p>http://admin.perun.aurem.cz/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93.185.110.52</text:p>
          </table:table-cell>
          <table:table-cell office:value-type="string">
            <text:p>02/Apr/2011:12:25:46</text:p>
          </table:table-cell>
          <table:table-cell office:value-type="float" office:value="200">
            <text:p>200</text:p>
          </table:table-cell>
          <table:table-cell office:value-type="float" office:value="0.184">
            <text:p>0,184</text:p>
          </table:table-cell>
          <table:table-cell office:value-type="string">
            <text:p>HEAD / 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KyblUptimeMonitor v1.1 (http://www.monitoring-serveru.cz, Moonlake.cz, crawl)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127.0.0.1</text:p>
          </table:table-cell>
          <table:table-cell office:value-type="string">
            <text:p>02/Apr/2011:12:28:0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string">
            <text:p>sdf</text:p>
          </table:table-cell>
          <table:table-cell office:value-type="float" office:value="400">
            <text:p>400</text:p>
          </table:table-cell>
          <table:table-cell office:value-type="float" office:value="173">
            <text:p>173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217.196.113.136</text:p>
          </table:table-cell>
          <table:table-cell office:value-type="string">
            <text:p>02/Apr/2011:12:31:33</text:p>
          </table:table-cell>
          <table:table-cell office:value-type="float" office:value="200">
            <text:p>200</text:p>
          </table:table-cell>
          <table:table-cell office:value-type="float" office:value="0.557">
            <text:p>0,557</text:p>
          </table:table-cell>
          <table:table-cell office:value-type="string">
            <text:p>GET / HTTP/1.1</text:p>
          </table:table-cell>
          <table:table-cell office:value-type="float" office:value="200">
            <text:p>200</text:p>
          </table:table-cell>
          <table:table-cell office:value-type="float" office:value="4024">
            <text:p>4024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217.196.113.136</text:p>
          </table:table-cell>
          <table:table-cell office:value-type="string">
            <text:p>02/Apr/2011:12:31:43</text:p>
          </table:table-cell>
          <table:table-cell office:value-type="float" office:value="200">
            <text:p>200</text:p>
          </table:table-cell>
          <table:table-cell office:value-type="float" office:value="0.505">
            <text:p>0,505</text:p>
          </table:table-cell>
          <table:table-cell office:value-type="string">
            <text:p>GET /nastroje HTTP/1.1</text:p>
          </table:table-cell>
          <table:table-cell office:value-type="float" office:value="200">
            <text:p>200</text:p>
          </table:table-cell>
          <table:table-cell office:value-type="float" office:value="3000">
            <text:p>3000</text:p>
          </table:table-cell>
          <table:table-cell office:value-type="string">
            <text:p>http://dev.aurem.cz/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93.185.110.52</text:p>
          </table:table-cell>
          <table:table-cell office:value-type="string">
            <text:p>02/Apr/2011:12:35:46</text:p>
          </table:table-cell>
          <table:table-cell office:value-type="float" office:value="200">
            <text:p>200</text:p>
          </table:table-cell>
          <table:table-cell office:value-type="float" office:value="0.172">
            <text:p>0,172</text:p>
          </table:table-cell>
          <table:table-cell office:value-type="string">
            <text:p>HEAD / 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KyblUptimeMonitor v1.1 (http://www.monitoring-serveru.cz, Moonlake.cz, crawl)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93.185.110.52</text:p>
          </table:table-cell>
          <table:table-cell office:value-type="string">
            <text:p>02/Apr/2011:12:45:46</text:p>
          </table:table-cell>
          <table:table-cell office:value-type="float" office:value="200">
            <text:p>200</text:p>
          </table:table-cell>
          <table:table-cell office:value-type="float" office:value="0.235">
            <text:p>0,235</text:p>
          </table:table-cell>
          <table:table-cell office:value-type="string">
            <text:p>HEAD / 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KyblUptimeMonitor v1.1 (http://www.monitoring-serveru.cz, Moonlake.cz, crawl)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93.185.110.52</text:p>
          </table:table-cell>
          <table:table-cell office:value-type="string">
            <text:p>02/Apr/2011:12:55:46</text:p>
          </table:table-cell>
          <table:table-cell office:value-type="float" office:value="200">
            <text:p>200</text:p>
          </table:table-cell>
          <table:table-cell office:value-type="float" office:value="0.174">
            <text:p>0,174</text:p>
          </table:table-cell>
          <table:table-cell office:value-type="string">
            <text:p>HEAD / 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KyblUptimeMonitor v1.1 (http://www.monitoring-serveru.cz, Moonlake.cz, crawl)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217.196.113.136</text:p>
          </table:table-cell>
          <table:table-cell office:value-type="string">
            <text:p>02/Apr/2011:12:58:53</text:p>
          </table:table-cell>
          <table:table-cell office:value-type="float" office:value="200">
            <text:p>200</text:p>
          </table:table-cell>
          <table:table-cell office:value-type="float" office:value="0.029">
            <text:p>0,029</text:p>
          </table:table-cell>
          <table:table-cell office:value-type="string">
            <text:p>GET / HTTP/1.1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127 Safari/534.16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217.196.113.136</text:p>
          </table:table-cell>
          <table:table-cell office:value-type="string">
            <text:p>02/Apr/2011:12:59:37</text:p>
          </table:table-cell>
          <table:table-cell office:value-type="float" office:value="200">
            <text:p>200</text:p>
          </table:table-cell>
          <table:table-cell office:value-type="float" office:value="0.543">
            <text:p>0,543</text:p>
          </table:table-cell>
          <table:table-cell office:value-type="string">
            <text:p>GET / HTTP/1.1</text:p>
          </table:table-cell>
          <table:table-cell office:value-type="float" office:value="200">
            <text:p>200</text:p>
          </table:table-cell>
          <table:table-cell office:value-type="float" office:value="4023">
            <text:p>4023</text:p>
          </table:table-cell>
          <table:table-cell office:value-type="string">
            <text:p>-</text:p>
          </table:table-cell>
          <table:table-cell office:value-type="string">
            <text:p>Mozilla/5.0 (X11; U; Linux i686; en-US) AppleWebKit/534.16 (KHTML, like Gecko) Chrome/10.0.648.204 Safari/534.16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217.196.113.136</text:p>
          </table:table-cell>
          <table:table-cell office:value-type="string">
            <text:p>02/Apr/2011:12:59:41</text:p>
          </table:table-cell>
          <table:table-cell office:value-type="float" office:value="200">
            <text:p>200</text:p>
          </table:table-cell>
          <table:table-cell office:value-type="float" office:value="0.521">
            <text:p>0,521</text:p>
          </table:table-cell>
          <table:table-cell office:value-type="string">
            <text:p>GET /statistiky-serveru HTTP/1.1</text:p>
          </table:table-cell>
          <table:table-cell office:value-type="float" office:value="200">
            <text:p>200</text:p>
          </table:table-cell>
          <table:table-cell office:value-type="float" office:value="3235">
            <text:p>3235</text:p>
          </table:table-cell>
          <table:table-cell office:value-type="string">
            <text:p>http://dev.aurem.cz/</text:p>
          </table:table-cell>
          <table:table-cell office:value-type="string">
            <text:p>Mozilla/5.0 (X11; U; Linux i686; en-US) AppleWebKit/534.16 (KHTML, like Gecko) Chrome/10.0.648.204 Safari/534.16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217.196.113.136</text:p>
          </table:table-cell>
          <table:table-cell office:value-type="string">
            <text:p>02/Apr/2011:12:59:47</text:p>
          </table:table-cell>
          <table:table-cell office:value-type="float" office:value="200">
            <text:p>200</text:p>
          </table:table-cell>
          <table:table-cell office:value-type="float" office:value="0.5">
            <text:p>0,5</text:p>
          </table:table-cell>
          <table:table-cell office:value-type="string">
            <text:p>GET /nastroje HTTP/1.1</text:p>
          </table:table-cell>
          <table:table-cell office:value-type="float" office:value="200">
            <text:p>200</text:p>
          </table:table-cell>
          <table:table-cell office:value-type="float" office:value="3000">
            <text:p>3000</text:p>
          </table:table-cell>
          <table:table-cell office:value-type="string">
            <text:p>http://dev.aurem.cz/statistiky-serveru</text:p>
          </table:table-cell>
          <table:table-cell office:value-type="string">
            <text:p>Mozilla/5.0 (X11; U; Linux i686; en-US) AppleWebKit/534.16 (KHTML, like Gecko) Chrome/10.0.648.204 Safari/534.16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217.196.113.136</text:p>
          </table:table-cell>
          <table:table-cell office:value-type="string">
            <text:p>02/Apr/2011:12:59:56</text:p>
          </table:table-cell>
          <table:table-cell office:value-type="float" office:value="200">
            <text:p>200</text:p>
          </table:table-cell>
          <table:table-cell office:value-type="float" office:value="0.66">
            <text:p>0,66</text:p>
          </table:table-cell>
          <table:table-cell office:value-type="string">
            <text:p>GET /user/register HTTP/1.1</text:p>
          </table:table-cell>
          <table:table-cell office:value-type="float" office:value="200">
            <text:p>200</text:p>
          </table:table-cell>
          <table:table-cell office:value-type="float" office:value="3568">
            <text:p>3568</text:p>
          </table:table-cell>
          <table:table-cell office:value-type="string">
            <text:p>http://dev.aurem.cz/nastroje</text:p>
          </table:table-cell>
          <table:table-cell office:value-type="string">
            <text:p>Mozilla/5.0 (X11; U; Linux i686; en-US) AppleWebKit/534.16 (KHTML, like Gecko) Chrome/10.0.648.204 Safari/534.16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217.196.113.136</text:p>
          </table:table-cell>
          <table:table-cell office:value-type="string">
            <text:p>02/Apr/2011:12:59:56</text:p>
          </table:table-cell>
          <table:table-cell office:value-type="float" office:value="200">
            <text:p>200</text:p>
          </table:table-cell>
          <table:table-cell office:value-type="float" office:value="0.005">
            <text:p>0,005</text:p>
          </table:table-cell>
          <table:table-cell office:value-type="string">
            <text:p>GET /modules/user/user.js?e HTTP/1.1</text:p>
          </table:table-cell>
          <table:table-cell office:value-type="float" office:value="200">
            <text:p>200</text:p>
          </table:table-cell>
          <table:table-cell office:value-type="float" office:value="7026">
            <text:p>7026</text:p>
          </table:table-cell>
          <table:table-cell office:value-type="string">
            <text:p>http://dev.aurem.cz/user/register</text:p>
          </table:table-cell>
          <table:table-cell office:value-type="string">
            <text:p>Mozilla/5.0 (X11; U; Linux i686; en-US) AppleWebKit/534.16 (KHTML, like Gecko) Chrome/10.0.648.204 Safari/534.16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17.196.113.136</text:p>
          </table:table-cell>
          <table:table-cell office:value-type="string">
            <text:p>02/Apr/2011:12:59:56</text:p>
          </table:table-cell>
          <table:table-cell office:value-type="float" office:value="200">
            <text:p>200</text:p>
          </table:table-cell>
          <table:table-cell office:value-type="float" office:value="0.017">
            <text:p>0,017</text:p>
          </table:table-cell>
          <table:table-cell office:value-type="string">
            <text:p>GET /sites/default/files/color/garland-54b3a54a/bg-tab.png HTTP/1.1</text:p>
          </table:table-cell>
          <table:table-cell office:value-type="float" office:value="200">
            <text:p>200</text:p>
          </table:table-cell>
          <table:table-cell office:value-type="float" office:value="123">
            <text:p>123</text:p>
          </table:table-cell>
          <table:table-cell office:value-type="string">
            <text:p>http://dev.aurem.cz/user/register</text:p>
          </table:table-cell>
          <table:table-cell office:value-type="string">
            <text:p>Mozilla/5.0 (X11; U; Linux i686; en-US) AppleWebKit/534.16 (KHTML, like Gecko) Chrome/10.0.648.204 Safari/534.16</text:p>
          </table:table-cell>
        </table:table-row>
      </table:table>
      <table:table table:name="grafy" table:style-name="ta1" table:print="false">
        <table:table-column table:style-name="co10" table:number-columns-repeated="2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>
            <draw:frame table:end-cell-address="grafy.P40" table:end-x="1.439cm" table:end-y="0.397cm" draw:z-index="0" draw:style-name="gr1" svg:width="33.051cm" svg:height="16.142cm" svg:x="0.001cm" svg:y="0cm">
              <draw:object draw:notify-on-update-of-ranges="data_log.A2:data_log.A264 data_log.E1:data_log.E1 data_log.E2:data_log.E26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0" number:min-integer-digits="4">
        <number:embedded-text number:position="3">.</number:embedded-text>
      </number:number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2">02.04.2011</text:date>, <text:time>13:27:16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document-statistic meta:table-count="2" meta:cell-count="26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0" chart:maximum="0.8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052cm" svg:height="16.143cm" xlink:href=".." chart:class="chart:scatter" chart:style-name="ch1">
        <chart:legend chart:legend-position="end" svg:x="29.757cm" svg:y="7.789cm" chart:style-name="ch2"/>
        <chart:plot-area chart:style-name="ch3" table:cell-range-address="data_log.A2:data_log.A264 data_log.E1:data_log.E264" chart:data-source-has-labels="row" svg:x="0.75cm" svg:y="0.473cm" svg:width="31.641cm" svg:height="15.172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log.E2:data_log.E264" chart:label-cell-address="data_log.E1:data_log.E1" chart:class="chart:scatter">
            <chart:domain table:cell-range-address="data_log.A2:data_log.A264"/>
            <chart:data-point chart:repeated="26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A</text:p>
              </table:table-cell>
              <table:table-cell office:value-type="string">
                <text:p text:id="data_log.E1:data_log.E1">čas zpracování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data_log.A2:data_log.A264">1</text:p>
              </table:table-cell>
              <table:table-cell office:value-type="float" office:value="0.506">
                <text:p text:id="data_log.E2:data_log.E264">0.50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586">
                <text:p>0.5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381">
                <text:p>0.3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521">
                <text:p>0.5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74">
                <text:p>0.6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419">
                <text:p>0.4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632">
                <text:p>0.6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531">
                <text:p>0.5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228">
                <text:p>0.2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713">
                <text:p>0.71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557">
                <text:p>0.55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505">
                <text:p>0.5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543">
                <text:p>0.54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521">
                <text:p>0.52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017">
                <text:p>0.0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